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ohit Devanagari" svg:font-family="'Lohit Devanagari'" style:font-family-generic="swiss"/>
    <style:font-face style:name="Liberation Mono" svg:font-family="'Liberation Mono'"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Serif" svg:font-family="'Liberation Serif'"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fo:background-color="#ffffff" style:font-size-asian="14pt" style:font-name-complex="Times New Roman1" style:font-size-complex="14pt"/>
    </style:style>
    <style:style style:name="P3" style:family="paragraph" style:parent-style-name="Standard">
      <style:paragraph-properties fo:text-align="center" style:justify-single-word="false"/>
      <style:text-properties fo:font-size="14pt" fo:background-color="#ffffff" style:font-size-asian="14pt" style:font-name-complex="Times New Roman1" style:font-size-complex="14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line-height="115%" fo:text-align="center" style:justify-single-word="false"/>
      <style:text-properties fo:font-size="14pt" style:font-size-asian="14pt" style:font-name-complex="Times New Roman1" style:font-size-complex="14pt"/>
    </style:style>
    <style:style style:name="P6" style:family="paragraph" style:parent-style-name="Standard">
      <style:paragraph-properties fo:line-height="115%" fo:text-align="center" style:justify-single-word="false"/>
      <style:text-properties fo:font-size="14pt" fo:font-weight="bold" style:font-size-asian="14pt" style:font-weight-asian="bold" style:font-name-complex="Times New Roman1" style:font-size-complex="14pt"/>
    </style:style>
    <style:style style:name="P7" style:family="paragraph" style:parent-style-name="Standard">
      <style:paragraph-properties>
        <style:tab-stops>
          <style:tab-stop style:position="0.635cm"/>
        </style:tab-stops>
      </style:paragraph-properties>
      <style:text-properties style:font-name="Times New Roman" fo:font-size="14pt" style:font-size-asian="14pt" style:font-size-complex="14pt"/>
    </style:style>
    <style:style style:name="P8" style:family="paragraph" style:parent-style-name="Standard">
      <style:paragraph-properties>
        <style:tab-stops>
          <style:tab-stop style:position="0.635cm"/>
        </style:tab-stops>
      </style:paragraph-properties>
      <style:text-properties style:font-name="Times New Roman" fo:font-size="14pt" style:font-size-asian="14pt" style:font-size-complex="14pt"/>
    </style:style>
    <style:style style:name="P9" style:family="paragraph" style:parent-style-name="Standard">
      <style:paragraph-properties>
        <style:tab-stops>
          <style:tab-stop style:position="0.635cm"/>
        </style:tab-stops>
      </style:paragraph-properties>
      <style:text-properties style:font-name="Times New Roman" fo:font-size="14pt" fo:language="en" fo:country="US" style:font-size-asian="14pt" style:font-size-complex="14pt"/>
    </style:style>
    <style:style style:name="P10" style:family="paragraph" style:parent-style-name="Standard">
      <style:paragraph-properties>
        <style:tab-stops>
          <style:tab-stop style:position="0.635cm"/>
        </style:tab-stops>
      </style:paragraph-properties>
      <style:text-properties style:font-name="Times New Roman" fo:font-size="14pt" fo:language="en" fo:country="US" fo:font-weight="bold" style:font-size-asian="14pt" style:font-weight-asian="bold" style:font-size-complex="14pt"/>
    </style:style>
    <style:style style:name="P11" style:family="paragraph" style:parent-style-name="Standard">
      <style:paragraph-properties>
        <style:tab-stops>
          <style:tab-stop style:position="0.635cm"/>
        </style:tab-stops>
      </style:paragraph-properties>
      <style:text-properties style:font-name="Times New Roman" fo:font-size="14pt" fo:language="en" fo:country="US" fo:font-weight="normal" style:font-size-asian="14pt" style:font-weight-asian="normal" style:font-size-complex="14pt" style:font-weight-complex="normal"/>
    </style:style>
    <style:style style:name="P12" style:family="paragraph" style:parent-style-name="Standard">
      <style:paragraph-properties>
        <style:tab-stops>
          <style:tab-stop style:position="0.635cm"/>
        </style:tab-stops>
      </style:paragraph-properties>
      <style:text-properties style:font-name="Times New Roman" fo:font-size="14pt" fo:language="en" fo:country="US" fo:font-weight="normal" style:font-size-asian="14pt" style:font-weight-asian="normal" style:font-size-complex="14pt" style:font-weight-complex="normal"/>
    </style:style>
    <style:style style:name="P13" style:family="paragraph" style:parent-style-name="Standard">
      <style:paragraph-properties>
        <style:tab-stops>
          <style:tab-stop style:position="0.635cm"/>
        </style:tab-stops>
      </style:paragraph-properties>
      <style:text-properties style:font-name="Times New Roman" fo:font-size="14pt" fo:font-weight="bold" style:font-size-asian="14pt" style:font-weight-asian="bold" style:font-size-complex="14pt"/>
    </style:style>
    <style:style style:name="P14" style:family="paragraph" style:parent-style-name="Standard">
      <style:paragraph-properties>
        <style:tab-stops>
          <style:tab-stop style:position="0.635cm"/>
        </style:tab-stops>
      </style:paragraph-properties>
      <style:text-properties style:font-name="Times New Roman" fo:font-size="16pt" fo:language="en" fo:country="US" fo:font-style="italic" style:text-underline-style="none" fo:font-weight="bold" style:font-size-asian="16pt" style:font-style-asian="italic" style:font-weight-asian="bold" style:font-size-complex="16pt" style:font-style-complex="italic" style:font-weight-complex="bold"/>
    </style:style>
    <style:style style:name="P15" style:family="paragraph" style:parent-style-name="Standard">
      <style:paragraph-properties>
        <style:tab-stops>
          <style:tab-stop style:position="0.635cm"/>
        </style:tab-stops>
      </style:paragraph-properties>
      <style:text-properties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16" style:family="paragraph" style:parent-style-name="Standard">
      <style:paragraph-properties>
        <style:tab-stops>
          <style:tab-stop style:position="0.635cm"/>
        </style:tab-stops>
      </style:paragraph-properties>
    </style:style>
    <style:style style:name="P17" style:family="paragraph" style:parent-style-name="Standard">
      <style:paragraph-properties>
        <style:tab-stops>
          <style:tab-stop style:position="0.635cm"/>
        </style:tab-stops>
      </style:paragraph-properties>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P18" style:family="paragraph" style:parent-style-name="Standard">
      <style:paragraph-properties>
        <style:tab-stops>
          <style:tab-stop style:position="0.635cm"/>
        </style:tab-stops>
      </style:paragraph-properties>
      <style:text-properties fo:font-size="16pt" fo:language="en" fo:country="US" fo:font-style="italic" style:text-underline-style="none" fo:font-weight="bold" style:font-size-asian="16pt" style:font-style-asian="italic" style:font-weight-asian="bold" style:font-size-complex="16pt" style:font-style-complex="italic" style:font-weight-complex="bold"/>
    </style:style>
    <style:style style:name="P19" style:family="paragraph" style:parent-style-name="Standard">
      <style:paragraph-properties>
        <style:tab-stops>
          <style:tab-stop style:position="0.635cm"/>
        </style:tab-stops>
      </style:paragraph-properties>
      <style:text-properties fo:font-size="16pt" fo:language="en" fo:country="US" fo:font-style="normal" fo:font-weight="normal" style:font-size-asian="16pt" style:font-style-asian="normal" style:font-weight-asian="normal" style:font-size-complex="16pt" style:font-style-complex="normal" style:font-weight-complex="normal"/>
    </style:style>
    <style:style style:name="P20" style:family="paragraph" style:parent-style-name="Standard">
      <style:paragraph-properties>
        <style:tab-stops>
          <style:tab-stop style:position="0.635cm"/>
        </style:tab-stops>
      </style:paragraph-properties>
      <style:text-properties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21" style:family="paragraph" style:parent-style-name="Standard" style:list-style-name="">
      <style:paragraph-properties style:text-autospace="none"/>
    </style:style>
    <style:style style:name="P22"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23" style:family="paragraph" style:parent-style-name="Standard">
      <style:paragraph-properties>
        <style:tab-stops>
          <style:tab-stop style:position="0.635cm"/>
        </style:tab-stops>
      </style:paragraph-properties>
      <style:text-properties fo:color="#000000" fo:font-size="16pt" fo:language="en" fo:country="US" fo:font-style="italic" style:text-underline-style="none" fo:font-weight="bold" style:font-size-asian="16pt" style:font-style-asian="italic" style:font-weight-asian="bold" style:font-size-complex="16pt" style:font-style-complex="italic" style:font-weight-complex="bold"/>
    </style:style>
    <style:style style:name="P24" style:family="paragraph" style:parent-style-name="Standard" style:list-style-name="">
      <style:paragraph-properties style:text-autospace="none"/>
      <style:text-properties fo:font-size="9.5pt" style:font-size-asian="9.5pt" style:font-size-complex="9.5pt"/>
    </style:style>
    <style:style style:name="P25" style:family="paragraph" style:parent-style-name="Standard" style:list-style-name="">
      <style:paragraph-properties style:text-autospace="none"/>
      <style:text-properties fo:color="#808080" style:font-name="Consolas" fo:font-size="9.5pt" style:font-name-asian="Consolas" style:font-size-asian="9.5pt" style:font-name-complex="Consolas" style:font-size-complex="9.5pt"/>
    </style:style>
    <style:style style:name="P26" style:family="paragraph" style:parent-style-name="Standard" style:list-style-name="">
      <style:paragraph-properties style:text-autospace="none"/>
      <style:text-properties style:font-name="Consolas" fo:font-size="9.5pt" style:font-size-asian="9.5pt" style:font-size-complex="9.5pt"/>
    </style:style>
    <style:style style:name="P27" style:family="paragraph" style:parent-style-name="Standard">
      <style:paragraph-properties>
        <style:tab-stops>
          <style:tab-stop style:position="0.635cm"/>
        </style:tab-stops>
      </style:paragraph-properties>
    </style:style>
    <style:style style:name="P28" style:family="paragraph" style:parent-style-name="Standard">
      <style:paragraph-properties fo:margin-left="4.995cm" fo:margin-right="0cm" fo:line-height="115%" fo:text-indent="1.249cm" style:auto-text-indent="false"/>
    </style:style>
    <style:style style:name="P29" style:family="paragraph" style:parent-style-name="Standard" style:list-style-name="WWNum1">
      <style:paragraph-properties fo:margin-left="0.635cm" fo:margin-right="0cm" fo:text-indent="-0.635cm" style:auto-text-indent="false">
        <style:tab-stops>
          <style:tab-stop style:position="0.635cm"/>
        </style:tab-stops>
      </style:paragraph-properties>
    </style:style>
    <style:style style:name="P30" style:family="paragraph" style:parent-style-name="Standard" style:master-page-name="Standard">
      <style:paragraph-properties style:page-number="auto"/>
    </style:style>
    <style:style style:name="P31" style:family="paragraph" style:parent-style-name="ListNum">
      <style:paragraph-properties fo:margin-top="0cm" fo:margin-bottom="0cm"/>
    </style:style>
    <style:style style:name="P32" style:family="paragraph" style:parent-style-name="List_20_Paragraph">
      <style:text-properties style:font-name="Times New Roman" fo:font-size="14pt" style:font-size-asian="14pt" style:font-size-complex="14pt"/>
    </style:style>
    <style:style style:name="P33" style:family="paragraph" style:parent-style-name="List_20_Paragraph">
      <style:text-properties style:font-name="Times New Roman" fo:font-size="14pt" fo:language="en" fo:country="US" style:font-size-asian="14pt" style:font-size-complex="14pt"/>
    </style:style>
    <style:style style:name="T1" style:family="text">
      <style:text-properties fo:font-size="14pt" style:font-size-asian="14pt" style:font-name-complex="Times New Roman1" style:font-size-complex="14pt"/>
    </style:style>
    <style:style style:name="T2" style:family="text">
      <style:text-properties fo:font-size="14pt" style:font-size-asian="14pt" style:font-size-complex="14pt"/>
    </style:style>
    <style:style style:name="T3" style:family="text">
      <style:text-properties fo:font-size="14pt" fo:language="en" fo:country="US" style:font-size-asian="14pt" style:font-name-complex="Times New Roman1" style:font-size-complex="14pt"/>
    </style:style>
    <style:style style:name="T4" style:family="text">
      <style:text-properties fo:font-size="14pt" fo:language="en" fo:country="US" style:font-size-asian="14pt" style:font-size-complex="14pt"/>
    </style:style>
    <style:style style:name="T5" style:family="text">
      <style:text-properties fo:font-size="14pt" fo:language="en" fo:country="US" fo:font-weight="bold" style:font-size-asian="14pt" style:font-weight-asian="bold" style:font-size-complex="14pt"/>
    </style:style>
    <style:style style:name="T6" style:family="text">
      <style:text-properties fo:font-size="14pt" fo:language="en" fo:country="US" fo:font-weight="normal"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fo:font-style="italic" style:font-size-asian="14pt" style:font-style-asian="italic" style:font-size-complex="14pt"/>
    </style:style>
    <style:style style:name="T10"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fo:font-size="14pt" fo:font-weight="normal" style:font-name-asian="F" style:font-size-asian="14pt" style:font-weight-asian="normal" style:font-name-complex="F" style:font-size-complex="14pt" style:font-weight-complex="normal"/>
    </style:style>
    <style:style style:name="T12" style:family="text">
      <style:text-properties fo:font-weight="bold" style:font-weight-asian="bold"/>
    </style:style>
    <style:style style:name="T13" style:family="text">
      <style:text-properties fo:font-size="10pt" style:font-size-asian="10pt"/>
    </style:style>
    <style:style style:name="T14" style:family="text">
      <style:text-properties fo:font-size="10pt" style:text-underline-style="solid" style:text-underline-width="auto" style:text-underline-color="font-color" style:font-size-asian="10pt"/>
    </style:style>
    <style:style style:name="T15" style:family="text">
      <style:text-properties fo:color="#808080" style:font-name="Consolas" fo:font-size="9.5pt" style:font-name-asian="Consolas" style:font-size-asian="9.5pt" style:font-name-complex="Consolas" style:font-size-complex="9.5pt"/>
    </style:style>
    <style:style style:name="T16" style:family="text">
      <style:text-properties fo:color="#808080" style:font-name-asian="Consolas" style:font-name-complex="Consolas"/>
    </style:style>
    <style:style style:name="T17" style:family="text">
      <style:text-properties fo:color="#808080" style:font-name="Times New Roman" style:font-name-asian="Consolas" style:font-name-complex="Consolas"/>
    </style:style>
    <style:style style:name="T18" style:family="text">
      <style:text-properties fo:color="#000000" style:font-name="Consolas" fo:font-size="9.5pt" style:font-name-asian="Consolas" style:font-size-asian="9.5pt" style:font-name-complex="Consolas" style:font-size-complex="9.5pt"/>
    </style:style>
    <style:style style:name="T19" style:family="text">
      <style:text-properties fo:color="#000000" style:font-name="Consolas" style:font-name-asian="Consolas" style:font-name-complex="Consolas"/>
    </style:style>
    <style:style style:name="T20" style:family="text">
      <style:text-properties fo:color="#a31515" style:font-name="Consolas" fo:font-size="9.5pt" style:font-name-asian="Consolas" style:font-size-asian="9.5pt" style:font-name-complex="Consolas" style:font-size-complex="9.5pt"/>
    </style:style>
    <style:style style:name="T21" style:family="text">
      <style:text-properties fo:color="#0000ff" style:font-name="Consolas" fo:font-size="9.5pt" style:font-name-asian="Consolas" style:font-size-asian="9.5pt" style:font-name-complex="Consolas" style:font-size-complex="9.5pt"/>
    </style:style>
    <style:style style:name="T22" style:family="text">
      <style:text-properties fo:color="#008080" style:font-name="Consolas" fo:font-size="9.5pt" style:font-name-asian="Consolas" style:font-size-asian="9.5pt" style:font-name-complex="Consolas" style:font-size-complex="9.5pt"/>
    </style:style>
    <style:style style:name="T23" style:family="text">
      <style:text-properties fo:color="#2b91af" style:font-name="Consolas" fo:font-size="9.5pt" style:font-name-asian="Consolas" style:font-size-asian="9.5pt" style:font-name-complex="Consolas" style:font-size-complex="9.5pt"/>
    </style:style>
    <style:style style:name="T24" style:family="text">
      <style:text-properties fo:color="#6f008a" style:font-name="Consolas" fo:font-size="9.5pt" style:font-name-asian="Consolas" style:font-size-asian="9.5pt" style:font-name-complex="Consolas" style:font-size-complex="9.5pt"/>
    </style:style>
    <style:style style:name="T25" style:family="text">
      <style:text-properties fo:color="#2f4f4f" style:font-name="Consolas" fo:font-size="9.5pt" style:font-name-asian="Consolas" style:font-size-asian="9.5pt" style:font-name-complex="Consolas" style:font-size-complex="9.5pt"/>
    </style:style>
    <style:style style:name="T26" style:family="text">
      <style:text-properties style:font-name-asian="Consolas" style:font-name-complex="Consolas"/>
    </style:style>
    <style:style style:name="T27" style:family="text">
      <style:text-properties fo:font-variant="normal" fo:text-transform="none" fo:color="#000000" style:font-name="apple-system" fo:font-size="9pt" fo:letter-spacing="normal" fo:font-style="normal" style:text-underline-style="none" fo:font-weight="normal" style:font-size-asian="14pt" style:font-style-asian="normal" style:font-weight-asian="normal" style:font-size-complex="14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text:span text:style-name="T1">Московский Авиационный Институт</text:span></text:p>
      <text:p text:style-name="P1"><text:span text:style-name="T1">(Национальный Исследовательский Университет)</text:span></text:p>
      <text:p text:style-name="P2"/>
      <text:p text:style-name="P3"/>
      <text:p text:style-name="P3"/>
      <text:p text:style-name="P3"/>
      <text:p text:style-name="P1"><text:span text:style-name="T1">Кафедра 806 «Вычислительная информатика и программирование»</text:span></text:p>
      <text:p text:style-name="P1"><text:span text:style-name="T1">Факультет: «Информационные технологии и прикладная математика»</text:span></text:p>
      <text:p text:style-name="P2"/>
      <text:p text:style-name="P3"/>
      <text:p text:style-name="P3"/>
      <text:p text:style-name="P3"/>
      <text:p text:style-name="P3"/>
      <text:p text:style-name="P3"/>
      <text:p text:style-name="P3"/>
      <text:p text:style-name="P3"/>
      <text:p text:style-name="P1"><text:span text:style-name="T1">Лабораторная работа</text:span></text:p>
      <text:p text:style-name="P1"><text:span text:style-name="T1">Дисциплина: «Объектно-ориентированное программирование»</text:span></text:p>
      <text:p text:style-name="P1"><text:span text:style-name="T3">III</text:span><text:span text:style-name="T1"> семестр</text:span></text:p>
      <text:p text:style-name="P1"><text:span text:style-name="T1">Задание 8: «Асинхронное программирование»</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4"/>
      <text:p text:style-name="P4"/>
      <text:p text:style-name="P6"/>
      <text:p text:style-name="P6"/>
      <text:p text:style-name="P6"/>
      <text:p text:style-name="P6"/>
      <text:p text:style-name="P5"/>
      <text:p text:style-name="P5"/>
      <text:p text:style-name="P28"><text:span text:style-name="T1">Москва, 2019</text:span></text:p>
      <text:p text:style-name="Standard"><text:bookmark text:name="_GoBack"/><text:bookmark text:name="__Fieldmark__1_3184999956"/><text:bookmark text:name="__DdeLink__2160_626589905"/></text:p>
      <text:list xml:id="list2693317871721683541" text:style-name="WWNum1">
        <text:list-item>
          <text:p text:style-name="P29"><text:soft-page-break/><text:span text:style-name="T7">Тема</text:span><text:span text:style-name="T2">: </text:span><text:span text:style-name="T8"><text:tab/>Асинхронное программирование<text:tab/><text:tab/><text:tab/><text:tab/><text:tab/><text:tab/></text:span></text:p>
        </text:list-item>
      </text:list>
      <text:p text:style-name="P7"/>
      <text:list xml:id="list35356638" text:continue-numbering="true" text:style-name="WWNum1">
        <text:list-item>
          <text:p text:style-name="P29"><text:span text:style-name="T7">Цель работы</text:span><text:span text:style-name="T2">: </text:span><text:span text:style-name="T8"><text:tab/>Знакомство с асинхронным программировнаием; </text:span></text:p>
        </text:list-item>
      </text:list>
      <text:p text:style-name="P32"/>
      <text:list xml:id="list35367110" text:continue-numbering="true" text:style-name="WWNum1">
        <text:list-item>
          <text:p text:style-name="P29"><text:span text:style-name="T7">Задание</text:span><text:span text:style-name="T2"> (</text:span><text:span text:style-name="T9">вариант № 7</text:span><text:span text:style-name="T2"> <text:s/>): </text:span></text:p>
        </text:list-item>
      </text:list>
      <text:p text:style-name="P31"><text:span text:style-name="T2">Фигуры — 6-угольник, 8-угольник, треугольник.</text:span></text:p>
      <text:p text:style-name="P7"/>
      <text:list xml:id="list35375655" text:continue-numbering="true" text:style-name="WWNum1">
        <text:list-item>
          <text:p text:style-name="P29"><text:span text:style-name="T7">Адрес репозитория на </text:span><text:span text:style-name="T5">GitHub</text:span><text:span text:style-name="T7"> </text:span><text:span text:style-name="Internet_20_Link"><text:span text:style-name="T11">https://github.com/DragonKeker/oop_exercise_08</text:span></text:span></text:p>
        </text:list-item>
      </text:list>
      <text:p text:style-name="P7"/>
      <text:list xml:id="list35361069" text:continue-numbering="true" text:style-name="WWNum1">
        <text:list-item>
          <text:p text:style-name="P29"><text:span text:style-name="T7">Код программы на С++</text:span><text:span text:style-name="T2"> </text:span></text:p>
        </text:list-item>
      </text:list>
      <text:p text:style-name="P17">main.cpp</text:p>
      <text:p text:style-name="P19"><text:span text:style-name="T15">#include</text:span><text:span text:style-name="T18"> </text:span><text:span text:style-name="T20">&lt;iostream&gt;</text:span></text:p>
      <text:p text:style-name="P21"><text:span text:style-name="T15">#include</text:span><text:span text:style-name="T18"> </text:span><text:span text:style-name="T20">&lt;vector&gt;</text:span></text:p>
      <text:p text:style-name="P21"><text:span text:style-name="T15">#include</text:span><text:span text:style-name="T18"> </text:span><text:span text:style-name="T20">&lt;memory&gt;</text:span></text:p>
      <text:p text:style-name="P21"><text:span text:style-name="T15">#include</text:span><text:span text:style-name="T18"> </text:span><text:span text:style-name="T20">&lt;string&gt;</text:span></text:p>
      <text:p text:style-name="P21"><text:span text:style-name="T15">#include</text:span><text:span text:style-name="T18"> </text:span><text:span text:style-name="T20">&lt;thread&gt;</text:span></text:p>
      <text:p text:style-name="P21"><text:span text:style-name="T15">#include</text:span><text:span text:style-name="T18"> </text:span><text:span text:style-name="T20">&lt;mutex&gt;</text:span></text:p>
      <text:p text:style-name="P21"><text:span text:style-name="T15">#include</text:span><text:span text:style-name="T18"> </text:span><text:span text:style-name="T20">&lt;condition_variable&gt;</text:span></text:p>
      <text:p text:style-name="P21"><text:span text:style-name="T15">#include</text:span><text:span text:style-name="T18"> </text:span><text:span text:style-name="T20">"factory.h"</text:span></text:p>
      <text:p text:style-name="P21"><text:span text:style-name="T15">#include</text:span><text:span text:style-name="T18"> </text:span><text:span text:style-name="T20">"subscriber.h"</text:span></text:p>
      <text:p text:style-name="P22"/>
      <text:p text:style-name="P21"><text:span text:style-name="T21">int</text:span><text:span text:style-name="T18"> main(</text:span><text:span text:style-name="T21">int</text:span><text:span text:style-name="T18"> </text:span><text:span text:style-name="T15">argc</text:span><text:span text:style-name="T18">, </text:span><text:span text:style-name="T21">char</text:span><text:span text:style-name="T18">** </text:span><text:span text:style-name="T15">argv</text:span><text:span text:style-name="T18">) {</text:span></text:p>
      <text:p text:style-name="P21"><text:span text:style-name="T18"><text:s text:c="4"/></text:span><text:span text:style-name="T21">if</text:span><text:span text:style-name="T18"> (</text:span><text:span text:style-name="T15">argc</text:span><text:span text:style-name="T18"> != 2) {</text:span></text:p>
      <text:p text:style-name="P21"><text:span text:style-name="T18"><text:s text:c="8"/>std::cout </text:span><text:span text:style-name="T22">&lt;&lt;</text:span><text:span text:style-name="T18"> </text:span><text:span text:style-name="T20">"Wrong. \n"</text:span><text:span text:style-name="T18">;</text:span></text:p>
      <text:p text:style-name="P21"><text:span text:style-name="T18"><text:s text:c="8"/></text:span><text:span text:style-name="T21">return</text:span><text:span text:style-name="T18"> 0;</text:span></text:p>
      <text:p text:style-name="P22"><text:s text:c="4"/>}</text:p>
      <text:p text:style-name="P21"><text:span text:style-name="T18"><text:s text:c="4"/></text:span><text:span text:style-name="T21">int</text:span><text:span text:style-name="T18"> Vecsize = std::atoi(</text:span><text:span text:style-name="T15">argv</text:span><text:span text:style-name="T18">[1]);</text:span></text:p>
      <text:p text:style-name="P21"><text:span text:style-name="T18"><text:s text:c="4"/>std::</text:span><text:span text:style-name="T23">vector</text:span><text:span text:style-name="T18">&lt;std::</text:span><text:span text:style-name="T23">shared_ptr</text:span><text:span text:style-name="T18">&lt;figures::</text:span><text:span text:style-name="T23">Figure</text:span><text:span text:style-name="T18">&gt;&gt; Vec;</text:span></text:p>
      <text:p text:style-name="P21"><text:span text:style-name="T18"><text:s text:c="4"/>factory::</text:span><text:span text:style-name="T23">Factory</text:span><text:span text:style-name="T18"> Factory;</text:span></text:p>
      <text:p text:style-name="P21"><text:span text:style-name="T18"><text:s text:c="4"/>std::</text:span><text:span text:style-name="T23">condition_variable</text:span><text:span text:style-name="T18"> cv;</text:span></text:p>
      <text:p text:style-name="P21"><text:span text:style-name="T18"><text:s text:c="4"/>std::</text:span><text:span text:style-name="T23">condition_variable</text:span><text:span text:style-name="T18"> cv2;</text:span></text:p>
      <text:p text:style-name="P21"><text:span text:style-name="T18"><text:s text:c="4"/>std::</text:span><text:span text:style-name="T23">mutex</text:span><text:span text:style-name="T18"> mutex;</text:span></text:p>
      <text:p text:style-name="P21"><text:span text:style-name="T18"><text:s text:c="4"/></text:span><text:span text:style-name="T21">bool</text:span><text:span text:style-name="T18"> done = </text:span><text:span text:style-name="T21">false</text:span><text:span text:style-name="T18">;</text:span></text:p>
      <text:p text:style-name="P21"><text:span text:style-name="T18"><text:s text:c="4"/></text:span><text:span text:style-name="T21">char</text:span><text:span text:style-name="T18"> cmd = </text:span><text:span text:style-name="T20">'d'</text:span><text:span text:style-name="T18">;</text:span></text:p>
      <text:p text:style-name="P21"><text:span text:style-name="T18"><text:s text:c="4"/></text:span><text:span text:style-name="T21">int</text:span><text:span text:style-name="T18"> in = 1;</text:span></text:p>
      <text:p text:style-name="P21"><text:span text:style-name="T18"><text:s text:c="4"/>std::</text:span><text:span text:style-name="T23">vector</text:span><text:span text:style-name="T18">&lt;std::</text:span><text:span text:style-name="T23">shared_ptr</text:span><text:span text:style-name="T18">&lt;</text:span><text:span text:style-name="T23">Sub</text:span><text:span text:style-name="T18">&gt;&gt; subs;</text:span></text:p>
      <text:p text:style-name="P21"><text:span text:style-name="T18"><text:s text:c="4"/>subs.push_back(std::make_shared&lt;</text:span><text:span text:style-name="T23">Print</text:span><text:span text:style-name="T18">&gt;());</text:span></text:p>
      <text:p text:style-name="P21"><text:span text:style-name="T18"><text:s text:c="4"/>subs.push_back(std::make_shared&lt;</text:span><text:span text:style-name="T23">Log</text:span><text:span text:style-name="T18">&gt;());</text:span></text:p>
      <text:p text:style-name="P21"><text:span text:style-name="T18"><text:s text:c="4"/>std::</text:span><text:span text:style-name="T23">thread</text:span><text:span text:style-name="T18"> subscriber([&amp;]() {</text:span></text:p>
      <text:p text:style-name="P21"><text:span text:style-name="T18"><text:s text:c="8"/>std::</text:span><text:span text:style-name="T23">unique_lock</text:span><text:span text:style-name="T18">&lt;std::</text:span><text:span text:style-name="T23">mutex</text:span><text:span text:style-name="T18">&gt; subscriber_lock(mutex);</text:span></text:p>
      <text:p text:style-name="P21"><text:span text:style-name="T18"><text:s text:c="8"/></text:span><text:span text:style-name="T21">while</text:span><text:span text:style-name="T18"> (!done) {</text:span></text:p>
      <text:p text:style-name="P22"><text:s text:c="12"/>cv.wait(subscriber_lock);</text:p>
      <text:p text:style-name="P21"><text:span text:style-name="T18"><text:s text:c="12"/></text:span><text:span text:style-name="T21">if</text:span><text:span text:style-name="T18"> (done) {</text:span></text:p>
      <text:p text:style-name="P22"><text:s text:c="16"/>cv2.notify_all();</text:p>
      <text:p text:style-name="P21"><text:span text:style-name="T18"><text:s text:c="16"/></text:span><text:span text:style-name="T21">break</text:span><text:span text:style-name="T18">;</text:span></text:p>
      <text:p text:style-name="P22"><text:s text:c="12"/>}</text:p>
      <text:p text:style-name="P21"><text:span text:style-name="T18"><text:s text:c="12"/></text:span><text:span text:style-name="T21">for</text:span><text:span text:style-name="T18"> (</text:span><text:span text:style-name="T21">unsigned</text:span><text:span text:style-name="T18"> </text:span><text:span text:style-name="T21">int</text:span><text:span text:style-name="T18"> i = 0; i &lt; subs.size(); ++i) {</text:span></text:p>
      <text:p text:style-name="P21"><text:span text:style-name="T18"><text:s text:c="16"/>subs</text:span><text:span text:style-name="T22">[</text:span><text:span text:style-name="T18">i</text:span><text:span text:style-name="T22">]-&gt;</text:span><text:span text:style-name="T18">output(Vec);</text:span></text:p>
      <text:p text:style-name="P22"><text:s text:c="12"/>}</text:p>
      <text:p text:style-name="P22"><text:s text:c="12"/>in++;</text:p>
      <text:p text:style-name="P22"><text:s text:c="12"/>Vec.resize(0);</text:p>
      <text:p text:style-name="P22"><text:s text:c="12"/>cv2.notify_all();</text:p>
      <text:p text:style-name="P22"><text:s text:c="8"/>}</text:p>
      <text:p text:style-name="P22"><text:s text:c="8"/>});</text:p>
      <text:p text:style-name="P21"><text:span text:style-name="T18"><text:s text:c="4"/></text:span><text:span text:style-name="T21">while</text:span><text:span text:style-name="T18"> (cmd != </text:span><text:span text:style-name="T20">'q'</text:span><text:span text:style-name="T18">) {</text:span></text:p>
      <text:p text:style-name="P21"><text:span text:style-name="T18"><text:s text:c="8"/>std::cout </text:span><text:span text:style-name="T22">&lt;&lt;</text:span><text:span text:style-name="T18"> </text:span><text:span text:style-name="T20">"Input 'q' for quit, or 'r' to continue"</text:span><text:span text:style-name="T18"> </text:span><text:span text:style-name="T22">&lt;&lt;</text:span><text:span text:style-name="T18"> std::endl;</text:span></text:p>
      <text:p text:style-name="P21"><text:span text:style-name="T18"><text:s text:c="8"/>std::cin </text:span><text:span text:style-name="T22">&gt;&gt;</text:span><text:span text:style-name="T18"> cmd;</text:span></text:p>
      <text:p text:style-name="P21"><text:span text:style-name="T18"><text:s text:c="8"/></text:span><text:span text:style-name="T21">if</text:span><text:span text:style-name="T18"> (cmd != </text:span><text:span text:style-name="T20">'q'</text:span><text:span text:style-name="T18">) {</text:span></text:p>
      <text:p text:style-name="P21"><text:soft-page-break/><text:span text:style-name="T18"><text:s text:c="12"/>std::</text:span><text:span text:style-name="T23">unique_lock</text:span><text:span text:style-name="T18">&lt;std::</text:span><text:span text:style-name="T23">mutex</text:span><text:span text:style-name="T18">&gt; main_lock(mutex);</text:span></text:p>
      <text:p text:style-name="P21"><text:span text:style-name="T18"><text:s text:c="12"/></text:span><text:span text:style-name="T21">for</text:span><text:span text:style-name="T18"> (</text:span><text:span text:style-name="T21">int</text:span><text:span text:style-name="T18"> i = 0; i &lt; Vecsize; i++) {</text:span></text:p>
      <text:p text:style-name="P22"><text:s text:c="16"/>Vec.push_back(Factory.FigureCreate(std::cin));</text:p>
      <text:p text:style-name="P21"><text:span text:style-name="T18"><text:s text:c="16"/>std::cout </text:span><text:span text:style-name="T22">&lt;&lt;</text:span><text:span text:style-name="T18"> </text:span><text:span text:style-name="T20">"Added"</text:span><text:span text:style-name="T18"> </text:span><text:span text:style-name="T22">&lt;&lt;</text:span><text:span text:style-name="T18"> std::endl;</text:span></text:p>
      <text:p text:style-name="P22"><text:s text:c="12"/>}</text:p>
      <text:p text:style-name="P22"><text:s text:c="12"/>cv.notify_all();</text:p>
      <text:p text:style-name="P22"><text:s text:c="12"/>cv2.wait(main_lock);</text:p>
      <text:p text:style-name="P22"><text:s text:c="8"/>}</text:p>
      <text:p text:style-name="P22"><text:s text:c="4"/>}</text:p>
      <text:p text:style-name="P21"><text:span text:style-name="T18"><text:s text:c="4"/>done = </text:span><text:span text:style-name="T21">true</text:span><text:span text:style-name="T18">;</text:span></text:p>
      <text:p text:style-name="P22"><text:s text:c="4"/>cv.notify_all();</text:p>
      <text:p text:style-name="P22"><text:s text:c="4"/>subscriber.join();</text:p>
      <text:p text:style-name="P21"><text:span text:style-name="T18"><text:s text:c="4"/></text:span><text:span text:style-name="T21">return</text:span><text:span text:style-name="T18"> 0;</text:span></text:p>
      <text:p text:style-name="P24"><text:span text:style-name="T19">}</text:span></text:p>
      <text:p text:style-name="P14">subscriber.h</text:p>
      <text:p text:style-name="P15"><text:span text:style-name="T15">#ifndef</text:span><text:span text:style-name="T18"> SUBSCRIBERS_H</text:span></text:p>
      <text:p text:style-name="P21"><text:span text:style-name="T15">#define</text:span><text:span text:style-name="T18"> </text:span><text:span text:style-name="T24">SUBSCRIBERS_H</text:span></text:p>
      <text:p text:style-name="P21"><text:span text:style-name="T15">#include</text:span><text:span text:style-name="T18"> </text:span><text:span text:style-name="T20">&lt;fstream&gt;</text:span></text:p>
      <text:p text:style-name="P22"/>
      <text:p text:style-name="P21"><text:span text:style-name="T21">class</text:span><text:span text:style-name="T18"> </text:span><text:span text:style-name="T23">Sub</text:span><text:span text:style-name="T18"> {</text:span></text:p>
      <text:p text:style-name="P21"><text:span text:style-name="T21">public</text:span><text:span text:style-name="T18">:</text:span></text:p>
      <text:p text:style-name="P21"><text:span text:style-name="T18"><text:s text:c="4"/></text:span><text:span text:style-name="T21">virtual</text:span><text:span text:style-name="T18"> </text:span><text:span text:style-name="T21">void</text:span><text:span text:style-name="T18"> output(std::</text:span><text:span text:style-name="T23">vector</text:span><text:span text:style-name="T18">&lt;std::</text:span><text:span text:style-name="T23">shared_ptr</text:span><text:span text:style-name="T18">&lt;figures::</text:span><text:span text:style-name="T23">Figure</text:span><text:span text:style-name="T18">&gt;&gt;&amp; </text:span><text:span text:style-name="T15">Vec</text:span><text:span text:style-name="T18">) = 0;</text:span></text:p>
      <text:p text:style-name="P21"><text:span text:style-name="T18"><text:s text:c="4"/></text:span><text:span text:style-name="T21">virtual</text:span><text:span text:style-name="T18"> ~Sub() = </text:span><text:span text:style-name="T21">default</text:span><text:span text:style-name="T18">;</text:span></text:p>
      <text:p text:style-name="P22">};</text:p>
      <text:p text:style-name="P22"/>
      <text:p text:style-name="P21"><text:span text:style-name="T21">class</text:span><text:span text:style-name="T18"> </text:span><text:span text:style-name="T23">Print</text:span><text:span text:style-name="T18"> : </text:span><text:span text:style-name="T21">public</text:span><text:span text:style-name="T18"> </text:span><text:span text:style-name="T23">Sub</text:span><text:span text:style-name="T18"> {</text:span></text:p>
      <text:p text:style-name="P21"><text:span text:style-name="T21">public</text:span><text:span text:style-name="T18">:</text:span></text:p>
      <text:p text:style-name="P21"><text:span text:style-name="T18"><text:s text:c="4"/></text:span><text:span text:style-name="T21">void</text:span><text:span text:style-name="T18"> output(std::</text:span><text:span text:style-name="T23">vector</text:span><text:span text:style-name="T18">&lt;std::</text:span><text:span text:style-name="T23">shared_ptr</text:span><text:span text:style-name="T18">&lt;figures::</text:span><text:span text:style-name="T23">Figure</text:span><text:span text:style-name="T18">&gt;&gt;&amp; </text:span><text:span text:style-name="T15">Vec</text:span><text:span text:style-name="T18">) </text:span><text:span text:style-name="T21">override</text:span><text:span text:style-name="T18"> {</text:span></text:p>
      <text:p text:style-name="P21"><text:span text:style-name="T18"><text:s text:c="8"/></text:span><text:span text:style-name="T21">for</text:span><text:span text:style-name="T18"> (</text:span><text:span text:style-name="T21">auto</text:span><text:span text:style-name="T18">&amp; figure : </text:span><text:span text:style-name="T15">Vec</text:span><text:span text:style-name="T18">) {</text:span></text:p>
      <text:p text:style-name="P21"><text:span text:style-name="T18"><text:s text:c="12"/>figure</text:span><text:span text:style-name="T22">-&gt;</text:span><text:span text:style-name="T18">print(std::cout);</text:span></text:p>
      <text:p text:style-name="P22"><text:s text:c="8"/>}</text:p>
      <text:p text:style-name="P22"><text:s text:c="4"/>}</text:p>
      <text:p text:style-name="P22">};</text:p>
      <text:p text:style-name="P22"/>
      <text:p text:style-name="P21"><text:span text:style-name="T21">class</text:span><text:span text:style-name="T18"> </text:span><text:span text:style-name="T23">Log</text:span><text:span text:style-name="T18"> : </text:span><text:span text:style-name="T21">public</text:span><text:span text:style-name="T18"> </text:span><text:span text:style-name="T23">Sub</text:span><text:span text:style-name="T18"> {</text:span></text:p>
      <text:p text:style-name="P21"><text:span text:style-name="T21">public</text:span><text:span text:style-name="T18">:</text:span></text:p>
      <text:p text:style-name="P22"><text:s text:c="4"/>Log() : in(1) {}</text:p>
      <text:p text:style-name="P21"><text:span text:style-name="T18"><text:s text:c="4"/></text:span><text:span text:style-name="T21">void</text:span><text:span text:style-name="T18"> output(std::</text:span><text:span text:style-name="T23">vector</text:span><text:span text:style-name="T18">&lt;std::</text:span><text:span text:style-name="T23">shared_ptr</text:span><text:span text:style-name="T18">&lt;figures::</text:span><text:span text:style-name="T23">Figure</text:span><text:span text:style-name="T18">&gt;&gt;&amp; </text:span><text:span text:style-name="T15">Vec</text:span><text:span text:style-name="T18">) </text:span><text:span text:style-name="T21">override</text:span><text:span text:style-name="T18"> {</text:span></text:p>
      <text:p text:style-name="P21"><text:span text:style-name="T18"><text:s text:c="8"/>std::</text:span><text:span text:style-name="T23">string</text:span><text:span text:style-name="T18"> filename;</text:span></text:p>
      <text:p text:style-name="P21"><text:span text:style-name="T18"><text:s text:c="8"/>filename </text:span><text:span text:style-name="T22">=</text:span><text:span text:style-name="T18"> std::to_string(in);</text:span></text:p>
      <text:p text:style-name="P21"><text:span text:style-name="T18"><text:s text:c="8"/>filename </text:span><text:span text:style-name="T22">+=</text:span><text:span text:style-name="T18"> </text:span><text:span text:style-name="T20">".txt"</text:span><text:span text:style-name="T18">;</text:span></text:p>
      <text:p text:style-name="P21"><text:span text:style-name="T18"><text:s text:c="8"/>std::</text:span><text:span text:style-name="T23">ofstream</text:span><text:span text:style-name="T18"> file;</text:span></text:p>
      <text:p text:style-name="P22"><text:s text:c="8"/>file.open(filename);</text:p>
      <text:p text:style-name="P21"><text:span text:style-name="T18"><text:s text:c="8"/></text:span><text:span text:style-name="T21">for</text:span><text:span text:style-name="T18"> (</text:span><text:span text:style-name="T21">auto</text:span><text:span text:style-name="T18">&amp; figure : </text:span><text:span text:style-name="T15">Vec</text:span><text:span text:style-name="T18">) {</text:span></text:p>
      <text:p text:style-name="P21"><text:span text:style-name="T18"><text:s text:c="12"/>figure</text:span><text:span text:style-name="T22">-&gt;</text:span><text:span text:style-name="T18">print(file);</text:span></text:p>
      <text:p text:style-name="P22"><text:s text:c="8"/>}</text:p>
      <text:p text:style-name="P22"><text:s text:c="8"/>in++;</text:p>
      <text:p text:style-name="P22"><text:s text:c="4"/>}</text:p>
      <text:p text:style-name="P21"><text:span text:style-name="T21">private</text:span><text:span text:style-name="T18">:</text:span></text:p>
      <text:p text:style-name="P21"><text:span text:style-name="T18"><text:s text:c="4"/></text:span><text:span text:style-name="T21">int</text:span><text:span text:style-name="T18"> in;</text:span></text:p>
      <text:p text:style-name="P22">};</text:p>
      <text:p text:style-name="P25">#endif</text:p>
      <text:p text:style-name="P14">point.h</text:p>
      <text:p text:style-name="P15"><text:span text:style-name="T15">#ifndef</text:span><text:span text:style-name="T18"> OOP_LAB7_POINT_H</text:span></text:p>
      <text:p text:style-name="P21"><text:span text:style-name="T15">#define</text:span><text:span text:style-name="T18"> </text:span><text:span text:style-name="T24">OOP_LAB7_POINT_H</text:span></text:p>
      <text:p text:style-name="P22"/>
      <text:p text:style-name="P21"><text:span text:style-name="T15">#include</text:span><text:span text:style-name="T18"> </text:span><text:span text:style-name="T20">&lt;iostream&gt;</text:span></text:p>
      <text:p text:style-name="P22"/>
      <text:p text:style-name="P22"/>
      <text:p text:style-name="P21"><text:span text:style-name="T21">struct</text:span><text:span text:style-name="T18"> </text:span><text:span text:style-name="T23">point</text:span><text:span text:style-name="T18"> {</text:span></text:p>
      <text:p text:style-name="P22"><text:s text:c="4"/>point() : x(0), y(0) {}</text:p>
      <text:p text:style-name="P21"><text:span text:style-name="T18"><text:s text:c="4"/>point(</text:span><text:span text:style-name="T21">double</text:span><text:span text:style-name="T18"> </text:span><text:span text:style-name="T15">a</text:span><text:span text:style-name="T18">, </text:span><text:span text:style-name="T21">double</text:span><text:span text:style-name="T18"> </text:span><text:span text:style-name="T15">b</text:span><text:span text:style-name="T18">) : x(</text:span><text:span text:style-name="T15">a</text:span><text:span text:style-name="T18">), y(</text:span><text:span text:style-name="T15">b</text:span><text:span text:style-name="T18">) {}</text:span></text:p>
      <text:p text:style-name="P21"><text:span text:style-name="T18"><text:s text:c="4"/></text:span><text:span text:style-name="T21">double</text:span><text:span text:style-name="T18"> x;</text:span></text:p>
      <text:p text:style-name="P21"><text:span text:style-name="T18"><text:s text:c="4"/></text:span><text:span text:style-name="T21">double</text:span><text:span text:style-name="T18"> y;</text:span></text:p>
      <text:p text:style-name="P22"><text:soft-page-break/>};</text:p>
      <text:p text:style-name="P22"/>
      <text:p text:style-name="P22"/>
      <text:p text:style-name="P21"><text:span text:style-name="T18">std::</text:span><text:span text:style-name="T23">istream</text:span><text:span text:style-name="T18">&amp; </text:span><text:span text:style-name="T22">operator&gt;&gt;</text:span><text:span text:style-name="T18">(std::</text:span><text:span text:style-name="T23">istream</text:span><text:span text:style-name="T18">&amp; </text:span><text:span text:style-name="T15">is</text:span><text:span text:style-name="T18">, </text:span><text:span text:style-name="T23">point</text:span><text:span text:style-name="T18">&amp; </text:span><text:span text:style-name="T15">p</text:span><text:span text:style-name="T18">) {</text:span></text:p>
      <text:p text:style-name="P21"><text:span text:style-name="T18"><text:s text:c="4"/></text:span><text:span text:style-name="T15">is</text:span><text:span text:style-name="T18"> </text:span><text:span text:style-name="T22">&gt;&gt;</text:span><text:span text:style-name="T18"> </text:span><text:span text:style-name="T15">p</text:span><text:span text:style-name="T18">.x </text:span><text:span text:style-name="T22">&gt;&gt;</text:span><text:span text:style-name="T18"> </text:span><text:span text:style-name="T15">p</text:span><text:span text:style-name="T18">.y;</text:span></text:p>
      <text:p text:style-name="P21"><text:span text:style-name="T18"><text:s text:c="4"/></text:span><text:span text:style-name="T21">return</text:span><text:span text:style-name="T18"> </text:span><text:span text:style-name="T15">is</text:span><text:span text:style-name="T18">;</text:span></text:p>
      <text:p text:style-name="P22">}</text:p>
      <text:p text:style-name="P22"/>
      <text:p text:style-name="P22"/>
      <text:p text:style-name="P21"><text:span text:style-name="T18">std::</text:span><text:span text:style-name="T23">ostream</text:span><text:span text:style-name="T18">&amp; </text:span><text:span text:style-name="T22">operator&lt;&lt;</text:span><text:span text:style-name="T18">(std::</text:span><text:span text:style-name="T23">ostream</text:span><text:span text:style-name="T18">&amp; </text:span><text:span text:style-name="T15">os</text:span><text:span text:style-name="T18">, </text:span><text:span text:style-name="T23">point</text:span><text:span text:style-name="T18"> </text:span><text:span text:style-name="T15">p</text:span><text:span text:style-name="T18">) {</text:span></text:p>
      <text:p text:style-name="P21"><text:span text:style-name="T18"><text:s text:c="4"/></text:span><text:span text:style-name="T15">os</text:span><text:span text:style-name="T18"> </text:span><text:span text:style-name="T22">&lt;&lt;</text:span><text:span text:style-name="T18"> </text:span><text:span text:style-name="T20">'('</text:span><text:span text:style-name="T18"> </text:span><text:span text:style-name="T22">&lt;&lt;</text:span><text:span text:style-name="T18"> </text:span><text:span text:style-name="T15">p</text:span><text:span text:style-name="T18">.x </text:span><text:span text:style-name="T22">&lt;&lt;</text:span><text:span text:style-name="T18"> </text:span><text:span text:style-name="T20">' '</text:span><text:span text:style-name="T18"> </text:span><text:span text:style-name="T22">&lt;&lt;</text:span><text:span text:style-name="T18"> </text:span><text:span text:style-name="T15">p</text:span><text:span text:style-name="T18">.y </text:span><text:span text:style-name="T22">&lt;&lt;</text:span><text:span text:style-name="T18"> </text:span><text:span text:style-name="T20">')'</text:span><text:span text:style-name="T18">;</text:span></text:p>
      <text:p text:style-name="P21"><text:span text:style-name="T18"><text:s text:c="4"/></text:span><text:span text:style-name="T21">return</text:span><text:span text:style-name="T18"> </text:span><text:span text:style-name="T15">os</text:span><text:span text:style-name="T18">;</text:span></text:p>
      <text:p text:style-name="P22">}</text:p>
      <text:p text:style-name="P25">#endif</text:p>
      <text:p text:style-name="P14">figure.h</text:p>
      <text:p text:style-name="P15"><text:span text:style-name="T15">#ifndef</text:span><text:span text:style-name="T18"> FIGURE_H</text:span></text:p>
      <text:p text:style-name="P21"><text:span text:style-name="T15">#define</text:span><text:span text:style-name="T18"> </text:span><text:span text:style-name="T24">FIGURE_H</text:span></text:p>
      <text:p text:style-name="P22"/>
      <text:p text:style-name="P21"><text:span text:style-name="T15">#include</text:span><text:span text:style-name="T18"> </text:span><text:span text:style-name="T20">&lt;iostream&gt;</text:span></text:p>
      <text:p text:style-name="P21"><text:span text:style-name="T15">#include</text:span><text:span text:style-name="T18"> </text:span><text:span text:style-name="T20">&lt;cmath&gt;</text:span></text:p>
      <text:p text:style-name="P21"><text:span text:style-name="T15">#include</text:span><text:span text:style-name="T18"> </text:span><text:span text:style-name="T20">"point.h"</text:span></text:p>
      <text:p text:style-name="P22"/>
      <text:p text:style-name="P21"><text:span text:style-name="T21">namespace</text:span><text:span text:style-name="T18"> figures {</text:span></text:p>
      <text:p text:style-name="P22"/>
      <text:p text:style-name="P21"><text:span text:style-name="T18"><text:s text:c="4"/></text:span><text:span text:style-name="T21">enum</text:span><text:span text:style-name="T18"> </text:span><text:span text:style-name="T23">FigureType</text:span><text:span text:style-name="T18"> {</text:span></text:p>
      <text:p text:style-name="P21"><text:span text:style-name="T18"><text:s text:c="8"/></text:span><text:span text:style-name="T25">hexagon</text:span><text:span text:style-name="T18">,</text:span></text:p>
      <text:p text:style-name="P21"><text:span text:style-name="T18"><text:s text:c="8"/></text:span><text:span text:style-name="T25">octagon</text:span><text:span text:style-name="T18">,</text:span></text:p>
      <text:p text:style-name="P21"><text:span text:style-name="T18"><text:s text:c="8"/></text:span><text:span text:style-name="T25">triangle</text:span></text:p>
      <text:p text:style-name="P22"><text:s text:c="4"/>};</text:p>
      <text:p text:style-name="P22"/>
      <text:p text:style-name="P21"><text:span text:style-name="T18"><text:s text:c="4"/></text:span><text:span text:style-name="T21">class</text:span><text:span text:style-name="T18"> </text:span><text:span text:style-name="T23">Figure</text:span><text:span text:style-name="T18"> {</text:span></text:p>
      <text:p text:style-name="P21"><text:span text:style-name="T18"><text:s text:c="4"/></text:span><text:span text:style-name="T21">public</text:span><text:span text:style-name="T18">:</text:span></text:p>
      <text:p text:style-name="P21"><text:span text:style-name="T18"><text:s text:c="8"/></text:span><text:span text:style-name="T21">virtual</text:span><text:span text:style-name="T18"> std::</text:span><text:span text:style-name="T23">ostream</text:span><text:span text:style-name="T18">&amp; print(std::</text:span><text:span text:style-name="T23">ostream</text:span><text:span text:style-name="T18">&amp; </text:span><text:span text:style-name="T15">out</text:span><text:span text:style-name="T18">) </text:span><text:span text:style-name="T21">const</text:span><text:span text:style-name="T18"> = 0;</text:span></text:p>
      <text:p text:style-name="P21"><text:span text:style-name="T18"><text:s text:c="8"/>~Figure() = </text:span><text:span text:style-name="T21">default</text:span><text:span text:style-name="T18">;</text:span></text:p>
      <text:p text:style-name="P22"><text:s text:c="4"/>};</text:p>
      <text:p text:style-name="P22"/>
      <text:p text:style-name="P22"/>
      <text:p text:style-name="P21"><text:span text:style-name="T18"><text:s text:c="4"/></text:span><text:span text:style-name="T21">class</text:span><text:span text:style-name="T18"> </text:span><text:span text:style-name="T23">Hexagon</text:span><text:span text:style-name="T18"> : </text:span><text:span text:style-name="T21">public</text:span><text:span text:style-name="T18"> </text:span><text:span text:style-name="T23">Figure</text:span><text:span text:style-name="T18"> {</text:span></text:p>
      <text:p text:style-name="P21"><text:span text:style-name="T18"><text:s text:c="4"/></text:span><text:span text:style-name="T21">public</text:span><text:span text:style-name="T18">:</text:span></text:p>
      <text:p text:style-name="P21"><text:span text:style-name="T18"><text:s text:c="8"/></text:span><text:span text:style-name="T23">point</text:span><text:span text:style-name="T18"> A, B, C, D, E, F;</text:span></text:p>
      <text:p text:style-name="P22"/>
      <text:p text:style-name="P22"><text:s text:c="8"/>Hexagon() : A{ 0, 0 }, B{ 0, 0 }, C{ 0, 0 }, D{ 0, 0 }, E{ 0, 0 }, F{ 0, 0 } {}</text:p>
      <text:p text:style-name="P22"/>
      <text:p text:style-name="P21"><text:span text:style-name="T18"><text:s text:c="8"/></text:span><text:span text:style-name="T21">explicit</text:span><text:span text:style-name="T18"> Hexagon(std::</text:span><text:span text:style-name="T23">istream</text:span><text:span text:style-name="T18">&amp; </text:span><text:span text:style-name="T15">is</text:span><text:span text:style-name="T18">) {</text:span></text:p>
      <text:p text:style-name="P21"><text:span text:style-name="T18"><text:s text:c="12"/></text:span><text:span text:style-name="T15">is</text:span><text:span text:style-name="T18"> </text:span><text:span text:style-name="T22">&gt;&gt;</text:span><text:span text:style-name="T18"> A </text:span><text:span text:style-name="T22">&gt;&gt;</text:span><text:span text:style-name="T18"> B </text:span><text:span text:style-name="T22">&gt;&gt;</text:span><text:span text:style-name="T18"> C </text:span><text:span text:style-name="T22">&gt;&gt;</text:span><text:span text:style-name="T18"> D </text:span><text:span text:style-name="T22">&gt;&gt;</text:span><text:span text:style-name="T18"> E </text:span><text:span text:style-name="T22">&gt;&gt;</text:span><text:span text:style-name="T18"> F;</text:span></text:p>
      <text:p text:style-name="P22"><text:s text:c="8"/>}</text:p>
      <text:p text:style-name="P22"/>
      <text:p text:style-name="P21"><text:span text:style-name="T18"><text:s text:c="8"/>std::</text:span><text:span text:style-name="T23">ostream</text:span><text:span text:style-name="T18">&amp; print(std::</text:span><text:span text:style-name="T23">ostream</text:span><text:span text:style-name="T18">&amp; </text:span><text:span text:style-name="T15">os</text:span><text:span text:style-name="T18">) </text:span><text:span text:style-name="T21">const</text:span><text:span text:style-name="T18"> </text:span><text:span text:style-name="T21">override</text:span><text:span text:style-name="T18"> {</text:span></text:p>
      <text:p text:style-name="P21"><text:span text:style-name="T18"><text:s text:c="12"/></text:span><text:span text:style-name="T15">os</text:span><text:span text:style-name="T18"> </text:span><text:span text:style-name="T22">&lt;&lt;</text:span><text:span text:style-name="T18"> </text:span><text:span text:style-name="T20">"hexagon: "</text:span><text:span text:style-name="T18"> </text:span><text:span text:style-name="T22">&lt;&lt;</text:span><text:span text:style-name="T18"> A </text:span><text:span text:style-name="T22">&lt;&lt;</text:span><text:span text:style-name="T18"> </text:span><text:span text:style-name="T20">" "</text:span><text:span text:style-name="T18"> </text:span><text:span text:style-name="T22">&lt;&lt;</text:span><text:span text:style-name="T18"> B </text:span><text:span text:style-name="T22">&lt;&lt;</text:span><text:span text:style-name="T18"> </text:span><text:span text:style-name="T20">" "</text:span><text:span text:style-name="T18"> </text:span><text:span text:style-name="T22">&lt;&lt;</text:span><text:span text:style-name="T18"> C </text:span><text:span text:style-name="T22">&lt;&lt;</text:span><text:span text:style-name="T18"> </text:span><text:span text:style-name="T20">" "</text:span><text:span text:style-name="T18"> </text:span><text:span text:style-name="T22">&lt;&lt;</text:span><text:span text:style-name="T18"> D </text:span><text:span text:style-name="T22">&lt;&lt;</text:span><text:span text:style-name="T18"> </text:span><text:span text:style-name="T20">" "</text:span><text:span text:style-name="T18"> </text:span><text:span text:style-name="T22">&lt;&lt;</text:span><text:span text:style-name="T18"> E </text:span><text:span text:style-name="T22">&lt;&lt;</text:span><text:span text:style-name="T18"> </text:span><text:span text:style-name="T20">" "</text:span><text:span text:style-name="T18"> </text:span><text:span text:style-name="T22">&lt;&lt;</text:span><text:span text:style-name="T18"> F </text:span><text:span text:style-name="T22">&lt;&lt;</text:span><text:span text:style-name="T18"> std::endl;</text:span></text:p>
      <text:p text:style-name="P21"><text:span text:style-name="T18"><text:s text:c="12"/></text:span><text:span text:style-name="T21">return</text:span><text:span text:style-name="T18"> </text:span><text:span text:style-name="T15">os</text:span><text:span text:style-name="T18">;</text:span></text:p>
      <text:p text:style-name="P22"><text:s text:c="8"/>}</text:p>
      <text:p text:style-name="P22"/>
      <text:p text:style-name="P22"><text:s text:c="4"/>};</text:p>
      <text:p text:style-name="P22"/>
      <text:p text:style-name="P22"/>
      <text:p text:style-name="P21"><text:span text:style-name="T18"><text:s text:c="4"/></text:span><text:span text:style-name="T21">class</text:span><text:span text:style-name="T18"> </text:span><text:span text:style-name="T23">Octagon</text:span><text:span text:style-name="T18"> : </text:span><text:span text:style-name="T21">public</text:span><text:span text:style-name="T18"> </text:span><text:span text:style-name="T23">Figure</text:span><text:span text:style-name="T18"> {</text:span></text:p>
      <text:p text:style-name="P21"><text:span text:style-name="T18"><text:s text:c="4"/></text:span><text:span text:style-name="T21">public</text:span><text:span text:style-name="T18">:</text:span></text:p>
      <text:p text:style-name="P21"><text:span text:style-name="T18"><text:s text:c="8"/></text:span><text:span text:style-name="T23">point</text:span><text:span text:style-name="T18"> A, B, C, D, E, F, G, H;</text:span></text:p>
      <text:p text:style-name="P22"/>
      <text:p text:style-name="P22"><text:s text:c="8"/>Octagon() : A{ 0, 0 }, B{ 0, 0 }, C{ 0, 0 }, D{ 0, 0 }, E{ 0, 0 }, F{ 0, 0 }, G{ 0, 0 }, H{ 0, 0 } <text:s/>{}</text:p>
      <text:p text:style-name="P22"/>
      <text:p text:style-name="P21"><text:span text:style-name="T18"><text:s text:c="8"/></text:span><text:span text:style-name="T21">explicit</text:span><text:span text:style-name="T18"> Octagon(std::</text:span><text:span text:style-name="T23">istream</text:span><text:span text:style-name="T18">&amp; </text:span><text:span text:style-name="T15">is</text:span><text:span text:style-name="T18">) {</text:span></text:p>
      <text:p text:style-name="P21"><text:soft-page-break/><text:span text:style-name="T18"><text:s text:c="12"/></text:span><text:span text:style-name="T15">is</text:span><text:span text:style-name="T18"> </text:span><text:span text:style-name="T22">&gt;&gt;</text:span><text:span text:style-name="T18"> A </text:span><text:span text:style-name="T22">&gt;&gt;</text:span><text:span text:style-name="T18"> B </text:span><text:span text:style-name="T22">&gt;&gt;</text:span><text:span text:style-name="T18"> C </text:span><text:span text:style-name="T22">&gt;&gt;</text:span><text:span text:style-name="T18"> D </text:span><text:span text:style-name="T22">&gt;&gt;</text:span><text:span text:style-name="T18"> E </text:span><text:span text:style-name="T22">&gt;&gt;</text:span><text:span text:style-name="T18"> F </text:span><text:span text:style-name="T22">&gt;&gt;</text:span><text:span text:style-name="T18"> G </text:span><text:span text:style-name="T22">&gt;&gt;</text:span><text:span text:style-name="T18"> H;</text:span></text:p>
      <text:p text:style-name="P22"><text:s text:c="8"/>}</text:p>
      <text:p text:style-name="P22"/>
      <text:p text:style-name="P21"><text:span text:style-name="T18"><text:s text:c="8"/>std::</text:span><text:span text:style-name="T23">ostream</text:span><text:span text:style-name="T18">&amp; print(std::</text:span><text:span text:style-name="T23">ostream</text:span><text:span text:style-name="T18">&amp; </text:span><text:span text:style-name="T15">os</text:span><text:span text:style-name="T18">) </text:span><text:span text:style-name="T21">const</text:span><text:span text:style-name="T18"> </text:span><text:span text:style-name="T21">override</text:span><text:span text:style-name="T18"> {</text:span></text:p>
      <text:p text:style-name="P21"><text:span text:style-name="T18"><text:s text:c="12"/></text:span><text:span text:style-name="T15">os</text:span><text:span text:style-name="T18"> </text:span><text:span text:style-name="T22">&lt;&lt;</text:span><text:span text:style-name="T18"> </text:span><text:span text:style-name="T20">"octagon: "</text:span><text:span text:style-name="T18"> </text:span><text:span text:style-name="T22">&lt;&lt;</text:span><text:span text:style-name="T18"> A </text:span><text:span text:style-name="T22">&lt;&lt;</text:span><text:span text:style-name="T18"> </text:span><text:span text:style-name="T20">" "</text:span><text:span text:style-name="T18"> </text:span><text:span text:style-name="T22">&lt;&lt;</text:span><text:span text:style-name="T18"> B </text:span><text:span text:style-name="T22">&lt;&lt;</text:span><text:span text:style-name="T18"> </text:span><text:span text:style-name="T20">" "</text:span><text:span text:style-name="T18"> </text:span><text:span text:style-name="T22">&lt;&lt;</text:span><text:span text:style-name="T18"> C </text:span><text:span text:style-name="T22">&lt;&lt;</text:span><text:span text:style-name="T18"> </text:span><text:span text:style-name="T20">" "</text:span><text:span text:style-name="T18"> </text:span><text:span text:style-name="T22">&lt;&lt;</text:span><text:span text:style-name="T18"> D </text:span><text:span text:style-name="T22">&lt;&lt;</text:span><text:span text:style-name="T18"> </text:span><text:span text:style-name="T20">" "</text:span><text:span text:style-name="T18"> </text:span><text:span text:style-name="T22">&lt;&lt;</text:span><text:span text:style-name="T18"> E </text:span><text:span text:style-name="T22">&lt;&lt;</text:span><text:span text:style-name="T18"> </text:span><text:span text:style-name="T20">" "</text:span><text:span text:style-name="T18"> </text:span><text:span text:style-name="T22">&lt;&lt;</text:span><text:span text:style-name="T18"> F </text:span><text:span text:style-name="T22">&lt;&lt;</text:span><text:span text:style-name="T18"> </text:span><text:span text:style-name="T20">" "</text:span><text:span text:style-name="T18"> </text:span><text:span text:style-name="T22">&lt;&lt;</text:span><text:span text:style-name="T18"> G </text:span><text:span text:style-name="T22">&lt;&lt;</text:span><text:span text:style-name="T18"> </text:span><text:span text:style-name="T20">" "</text:span><text:span text:style-name="T18"> </text:span><text:span text:style-name="T22">&lt;&lt;</text:span><text:span text:style-name="T18"> H </text:span><text:span text:style-name="T22">&lt;&lt;</text:span><text:span text:style-name="T18"> std::endl;;</text:span></text:p>
      <text:p text:style-name="P21"><text:span text:style-name="T18"><text:s text:c="12"/></text:span><text:span text:style-name="T21">return</text:span><text:span text:style-name="T18"> </text:span><text:span text:style-name="T15">os</text:span><text:span text:style-name="T18">;</text:span></text:p>
      <text:p text:style-name="P22"><text:s text:c="8"/>}</text:p>
      <text:p text:style-name="P22"/>
      <text:p text:style-name="P22"><text:s text:c="4"/>};</text:p>
      <text:p text:style-name="P22"/>
      <text:p text:style-name="P22"/>
      <text:p text:style-name="P21"><text:span text:style-name="T18"><text:s text:c="4"/></text:span><text:span text:style-name="T21">class</text:span><text:span text:style-name="T18"> </text:span><text:span text:style-name="T23">Triangle</text:span><text:span text:style-name="T18"> : </text:span><text:span text:style-name="T21">public</text:span><text:span text:style-name="T18"> </text:span><text:span text:style-name="T23">Figure</text:span><text:span text:style-name="T18"> {</text:span></text:p>
      <text:p text:style-name="P21"><text:span text:style-name="T18"><text:s text:c="4"/></text:span><text:span text:style-name="T21">public</text:span><text:span text:style-name="T18">:</text:span></text:p>
      <text:p text:style-name="P21"><text:span text:style-name="T18"><text:s text:c="8"/></text:span><text:span text:style-name="T23">point</text:span><text:span text:style-name="T18"> A, B, C, D;</text:span></text:p>
      <text:p text:style-name="P22"/>
      <text:p text:style-name="P22"/>
      <text:p text:style-name="P22"><text:s text:c="8"/>Triangle() : A{ 0, 0 }, B{ 0, 0 }, C{ 0, 0 } {}</text:p>
      <text:p text:style-name="P22"/>
      <text:p text:style-name="P21"><text:span text:style-name="T18"><text:s text:c="8"/></text:span><text:span text:style-name="T21">explicit</text:span><text:span text:style-name="T18"> Triangle(std::</text:span><text:span text:style-name="T23">istream</text:span><text:span text:style-name="T18">&amp; </text:span><text:span text:style-name="T15">is</text:span><text:span text:style-name="T18">) {</text:span></text:p>
      <text:p text:style-name="P21"><text:span text:style-name="T18"><text:s text:c="12"/></text:span><text:span text:style-name="T15">is</text:span><text:span text:style-name="T18"> </text:span><text:span text:style-name="T22">&gt;&gt;</text:span><text:span text:style-name="T18"> A </text:span><text:span text:style-name="T22">&gt;&gt;</text:span><text:span text:style-name="T18"> B </text:span><text:span text:style-name="T22">&gt;&gt;</text:span><text:span text:style-name="T18"> C;</text:span></text:p>
      <text:p text:style-name="P22"><text:s text:c="8"/>}</text:p>
      <text:p text:style-name="P22"/>
      <text:p text:style-name="P21"><text:span text:style-name="T18"><text:s text:c="8"/>std::</text:span><text:span text:style-name="T23">ostream</text:span><text:span text:style-name="T18">&amp; print(std::</text:span><text:span text:style-name="T23">ostream</text:span><text:span text:style-name="T18">&amp; </text:span><text:span text:style-name="T15">os</text:span><text:span text:style-name="T18">) </text:span><text:span text:style-name="T21">const</text:span><text:span text:style-name="T18"> </text:span><text:span text:style-name="T21">override</text:span><text:span text:style-name="T18"> {</text:span></text:p>
      <text:p text:style-name="P21"><text:span text:style-name="T18"><text:s text:c="12"/></text:span><text:span text:style-name="T15">os</text:span><text:span text:style-name="T18"> </text:span><text:span text:style-name="T22">&lt;&lt;</text:span><text:span text:style-name="T18"> </text:span><text:span text:style-name="T20">"triangle: "</text:span><text:span text:style-name="T18"> </text:span><text:span text:style-name="T22">&lt;&lt;</text:span><text:span text:style-name="T18"> A </text:span><text:span text:style-name="T22">&lt;&lt;</text:span><text:span text:style-name="T18"> </text:span><text:span text:style-name="T20">" "</text:span><text:span text:style-name="T18"> </text:span><text:span text:style-name="T22">&lt;&lt;</text:span><text:span text:style-name="T18"> B </text:span><text:span text:style-name="T22">&lt;&lt;</text:span><text:span text:style-name="T18"> </text:span><text:span text:style-name="T20">" "</text:span><text:span text:style-name="T18"> </text:span><text:span text:style-name="T22">&lt;&lt;</text:span><text:span text:style-name="T18"> C </text:span><text:span text:style-name="T22">&lt;&lt;</text:span><text:span text:style-name="T18"> std::endl;</text:span></text:p>
      <text:p text:style-name="P21"><text:span text:style-name="T18"><text:s text:c="12"/></text:span><text:span text:style-name="T21">return</text:span><text:span text:style-name="T18"> </text:span><text:span text:style-name="T15">os</text:span><text:span text:style-name="T18">;</text:span></text:p>
      <text:p text:style-name="P22"><text:s text:c="8"/>}</text:p>
      <text:p text:style-name="P22"><text:s text:c="4"/>};</text:p>
      <text:p text:style-name="P22"/>
      <text:p text:style-name="P22">}</text:p>
      <text:p text:style-name="P22"/>
      <text:p text:style-name="P26"><text:span text:style-name="T16">#endif</text:span></text:p>
      <text:p text:style-name="P23"><text:span text:style-name="T26">factory.h</text:span></text:p>
      <text:p text:style-name="P20"><text:span text:style-name="T15">#ifndef</text:span><text:span text:style-name="T18"> FACTORY_H</text:span></text:p>
      <text:p text:style-name="P21"><text:span text:style-name="T15">#define</text:span><text:span text:style-name="T18"> </text:span><text:span text:style-name="T24">FACTORY_H</text:span></text:p>
      <text:p text:style-name="P22"/>
      <text:p text:style-name="P21"><text:span text:style-name="T15">#include</text:span><text:span text:style-name="T18"> </text:span><text:span text:style-name="T20">&lt;iostream&gt;</text:span></text:p>
      <text:p text:style-name="P21"><text:span text:style-name="T15">#include</text:span><text:span text:style-name="T18"> </text:span><text:span text:style-name="T20">"figure.h"</text:span></text:p>
      <text:p text:style-name="P22"/>
      <text:p text:style-name="P21"><text:span text:style-name="T21">namespace</text:span><text:span text:style-name="T18"> factory {</text:span></text:p>
      <text:p text:style-name="P22"/>
      <text:p text:style-name="P21"><text:span text:style-name="T18"><text:s text:c="4"/></text:span><text:span text:style-name="T21">class</text:span><text:span text:style-name="T18"> </text:span><text:span text:style-name="T23">Factory</text:span><text:span text:style-name="T18"> {</text:span></text:p>
      <text:p text:style-name="P21"><text:span text:style-name="T18"><text:s text:c="4"/></text:span><text:span text:style-name="T21">public</text:span><text:span text:style-name="T18">:</text:span></text:p>
      <text:p text:style-name="P21"><text:span text:style-name="T18"><text:s text:c="8"/>std::</text:span><text:span text:style-name="T23">shared_ptr</text:span><text:span text:style-name="T18">&lt;figures::</text:span><text:span text:style-name="T23">Figure</text:span><text:span text:style-name="T18">&gt; FigureCreate(std::</text:span><text:span text:style-name="T23">istream</text:span><text:span text:style-name="T18">&amp; </text:span><text:span text:style-name="T15">is</text:span><text:span text:style-name="T18">) </text:span><text:span text:style-name="T21">const</text:span><text:span text:style-name="T18"> {</text:span></text:p>
      <text:p text:style-name="P21"><text:span text:style-name="T18"><text:s text:c="12"/>std::</text:span><text:span text:style-name="T23">string</text:span><text:span text:style-name="T18"> type;</text:span></text:p>
      <text:p text:style-name="P21"><text:span text:style-name="T18"><text:s text:c="12"/>std::cin </text:span><text:span text:style-name="T22">&gt;&gt;</text:span><text:span text:style-name="T18"> type;</text:span></text:p>
      <text:p text:style-name="P21"><text:span text:style-name="T18"><text:s text:c="12"/></text:span><text:span text:style-name="T21">if</text:span><text:span text:style-name="T18"> (type </text:span><text:span text:style-name="T22">==</text:span><text:span text:style-name="T18"> </text:span><text:span text:style-name="T20">"hexagon"</text:span><text:span text:style-name="T18">) {</text:span></text:p>
      <text:p text:style-name="P21"><text:span text:style-name="T18"><text:s text:c="16"/></text:span><text:span text:style-name="T21">return</text:span><text:span text:style-name="T18"> std::</text:span><text:span text:style-name="T23">shared_ptr</text:span><text:span text:style-name="T18">&lt;figures::</text:span><text:span text:style-name="T23">Figure</text:span><text:span text:style-name="T18">&gt;(</text:span><text:span text:style-name="T21">new</text:span><text:span text:style-name="T18"> figures::</text:span><text:span text:style-name="T23">Hexagon</text:span><text:span text:style-name="T18">(</text:span><text:span text:style-name="T15">is</text:span><text:span text:style-name="T18">));</text:span></text:p>
      <text:p text:style-name="P22"><text:s text:c="12"/>}</text:p>
      <text:p text:style-name="P21"><text:span text:style-name="T18"><text:s text:c="12"/></text:span><text:span text:style-name="T21">else</text:span><text:span text:style-name="T18"> </text:span><text:span text:style-name="T21">if</text:span><text:span text:style-name="T18"> (type </text:span><text:span text:style-name="T22">==</text:span><text:span text:style-name="T18"> </text:span><text:span text:style-name="T20">"octagon"</text:span><text:span text:style-name="T18">) {</text:span></text:p>
      <text:p text:style-name="P21"><text:span text:style-name="T18"><text:s text:c="16"/></text:span><text:span text:style-name="T21">return</text:span><text:span text:style-name="T18"> std::</text:span><text:span text:style-name="T23">shared_ptr</text:span><text:span text:style-name="T18">&lt;figures::</text:span><text:span text:style-name="T23">Figure</text:span><text:span text:style-name="T18">&gt;(</text:span><text:span text:style-name="T21">new</text:span><text:span text:style-name="T18"> figures::</text:span><text:span text:style-name="T23">Octagon</text:span><text:span text:style-name="T18">(</text:span><text:span text:style-name="T15">is</text:span><text:span text:style-name="T18">));</text:span></text:p>
      <text:p text:style-name="P22"><text:s text:c="12"/>}</text:p>
      <text:p text:style-name="P21"><text:span text:style-name="T18"><text:s text:c="12"/></text:span><text:span text:style-name="T21">else</text:span><text:span text:style-name="T18"> </text:span><text:span text:style-name="T21">if</text:span><text:span text:style-name="T18"> (type </text:span><text:span text:style-name="T22">==</text:span><text:span text:style-name="T18"> </text:span><text:span text:style-name="T20">"triangle"</text:span><text:span text:style-name="T18">) {</text:span></text:p>
      <text:p text:style-name="P21"><text:span text:style-name="T18"><text:s text:c="16"/></text:span><text:span text:style-name="T21">return</text:span><text:span text:style-name="T18"> std::</text:span><text:span text:style-name="T23">shared_ptr</text:span><text:span text:style-name="T18">&lt;figures::</text:span><text:span text:style-name="T23">Figure</text:span><text:span text:style-name="T18">&gt;(</text:span><text:span text:style-name="T21">new</text:span><text:span text:style-name="T18"> figures::</text:span><text:span text:style-name="T23">Triangle</text:span><text:span text:style-name="T18">(</text:span><text:span text:style-name="T15">is</text:span><text:span text:style-name="T18">));</text:span></text:p>
      <text:p text:style-name="P22"><text:s text:c="12"/>}</text:p>
      <text:p text:style-name="P21"><text:span text:style-name="T18"><text:s text:c="12"/></text:span><text:span text:style-name="T21">throw</text:span><text:span text:style-name="T18"> std::</text:span><text:span text:style-name="T23">logic_error</text:span><text:span text:style-name="T18">(</text:span><text:span text:style-name="T20">"Wrong. Figures: hexagon, octagon, triangle"</text:span><text:span text:style-name="T18">);</text:span></text:p>
      <text:p text:style-name="P22"><text:s text:c="8"/>}</text:p>
      <text:p text:style-name="P22"><text:s text:c="4"/>};</text:p>
      <text:p text:style-name="P22">}</text:p>
      <text:p text:style-name="P25">#endif</text:p>
      <text:p text:style-name="P18"><text:span text:style-name="T17"/></text:p>
      <text:list xml:id="list35355754" text:continue-numbering="true" text:style-name="WWNum1">
        <text:list-item>
          <text:p text:style-name="P29"><text:span text:style-name="T7">Набор </text:span><text:span text:style-name="T5">testcases</text:span></text:p>
        </text:list-item>
      </text:list>
      <text:p text:style-name="P10"/>
      <text:p text:style-name="P16"><text:soft-page-break/><text:span text:style-name="T6">test_01.txt</text:span></text:p>
      <text:p text:style-name="P11"/>
      <text:p text:style-name="P16"><text:span text:style-name="T6">r</text:span></text:p>
      <text:p text:style-name="P16"><text:span text:style-name="T6">hexagon 1 1 1 1 1 1 1 1 1 1 1 1 </text:span></text:p>
      <text:p text:style-name="P16"><text:span text:style-name="T6">octagon 1 1 1 1 1 1 1 1 1 1 1 1 1 1 1 1</text:span></text:p>
      <text:p text:style-name="P16"><text:span text:style-name="T6">triangle 1 1 1 1 1 1 </text:span></text:p>
      <text:p text:style-name="P16"><text:span text:style-name="T6">q</text:span></text:p>
      <text:p text:style-name="P11"/>
      <text:p text:style-name="P16"><text:span text:style-name="T6">test_02.txt</text:span></text:p>
      <text:p text:style-name="P11"/>
      <text:p text:style-name="P16"><text:span text:style-name="T6">r</text:span></text:p>
      <text:p text:style-name="P16"><text:span text:style-name="T6">hexagon 1 1 1 1 1 1 1 1 1 1 1 1 </text:span></text:p>
      <text:p text:style-name="P16"><text:span text:style-name="T6">octagon 1 1 1 1 1 1 1 1 1 1 1 1 1 1 1 1</text:span></text:p>
      <text:p text:style-name="P16"><text:span text:style-name="T6">triangle 1 1 0 0 1 0</text:span></text:p>
      <text:p text:style-name="P16"><text:span text:style-name="T6">q</text:span></text:p>
      <text:p text:style-name="P11"><text:span text:style-name="T6"/></text:p>
      <text:p text:style-name="P9"/>
      <text:p text:style-name="P33"/>
      <text:list xml:id="list35386636" text:continue-numbering="true" text:style-name="WWNum1">
        <text:list-item>
          <text:p text:style-name="P29"><text:span text:style-name="T7">Результаты выполнения тестов</text:span></text:p>
        </text:list-item>
      </text:list>
      <text:p text:style-name="P13"/>
      <text:p text:style-name="P16"><text:span text:style-name="T4">Input 'q' for quit, or 'r' to continue</text:span></text:p>
      <text:p text:style-name="P16"><text:span text:style-name="T4">r</text:span></text:p>
      <text:p text:style-name="P16"><text:span text:style-name="T4">hexagon 1 1 1 1 1 1 1 1 1 1 1 1</text:span></text:p>
      <text:p text:style-name="P16"><text:span text:style-name="T4">Added</text:span></text:p>
      <text:p text:style-name="P16"><text:span text:style-name="T4">octagon 1 1 1 1 1 1 1 1 1 1 1 1 1 1 1 1</text:span></text:p>
      <text:p text:style-name="P16"><text:span text:style-name="T4">Added</text:span></text:p>
      <text:p text:style-name="P16"><text:span text:style-name="T4">triangle 1 1 1 1 1 1</text:span></text:p>
      <text:p text:style-name="P16"><text:span text:style-name="T4">Added</text:span></text:p>
      <text:p text:style-name="P16"><text:span text:style-name="T4">hexagon: (1 1) (1 1) (1 1) (1 1) (1 1) (1 1)</text:span></text:p>
      <text:p text:style-name="P16"><text:span text:style-name="T4">octagon: (1 1) (1 1) (1 1) (1 1) (1 1) (1 1) (1 1) (1 1)</text:span></text:p>
      <text:p text:style-name="P16"><text:span text:style-name="T4">triangle: (1 1) (1 1) (1 1)</text:span></text:p>
      <text:p text:style-name="P16"><text:span text:style-name="T4">Input 'q' for quit, or 'r' to continue</text:span></text:p>
      <text:p text:style-name="P16"><text:span text:style-name="T4">q</text:span></text:p>
      <text:p text:style-name="P16"><text:span text:style-name="T4"/></text:p>
      <text:p text:style-name="P16"><text:span text:style-name="T4">C:\Users\Андрей\source\repos\Lab8\Debug\Lab8.exe (процесс 14948) завершил работу с кодом 0.</text:span></text:p>
      <text:p text:style-name="P16"><text:span text:style-name="T4">Чтобы автоматически закрывать консоль при остановке отладки, включите параметр "Сервис" -&gt;"Параметры" -&gt;"Отладка" -&gt; "Автоматически закрыть консоль при остановке отладки".</text:span></text:p>
      <text:p text:style-name="P16"><text:span text:style-name="T4">Нажмите любую клавишу, чтобы закрыть это окно…</text:span></text:p>
      <text:p text:style-name="P16"><text:span text:style-name="T4"/></text:p>
      <text:p text:style-name="P16"><text:span text:style-name="T4">Input 'q' for quit, or 'r' to continue</text:span></text:p>
      <text:p text:style-name="P16"><text:span text:style-name="T4">r</text:span></text:p>
      <text:p text:style-name="P16"><text:span text:style-name="T4">hexagon 1 1 1 1 1 1 1 1 1 1 1 1</text:span></text:p>
      <text:p text:style-name="P16"><text:span text:style-name="T4">Added</text:span></text:p>
      <text:p text:style-name="P16"><text:soft-page-break/><text:span text:style-name="T4">octagon 1 1 1 1 1 1 1 1 1 1 1 1 1 1 1 1</text:span></text:p>
      <text:p text:style-name="P16"><text:span text:style-name="T4">Added</text:span></text:p>
      <text:p text:style-name="P16"><text:span text:style-name="T4">triangle 1 1 0 0 1 0</text:span></text:p>
      <text:p text:style-name="P16"><text:span text:style-name="T4">Added</text:span></text:p>
      <text:p text:style-name="P16"><text:span text:style-name="T4">hexagon: (1 1) (1 1) (1 1) (1 1) (1 1) (1 1)</text:span></text:p>
      <text:p text:style-name="P16"><text:span text:style-name="T4">octagon: (1 1) (1 1) (1 1) (1 1) (1 1) (1 1) (1 1) (1 1)</text:span></text:p>
      <text:p text:style-name="P16"><text:span text:style-name="T4">triangle: (1 1) (0 0) (1 0)</text:span></text:p>
      <text:p text:style-name="P16"><text:span text:style-name="T4">Input 'q' for quit, or 'r' to continue</text:span></text:p>
      <text:p text:style-name="P16"><text:span text:style-name="T4">q</text:span></text:p>
      <text:p text:style-name="P16"><text:span text:style-name="T4"/></text:p>
      <text:p text:style-name="P16"><text:span text:style-name="T4">C:\Users\Андрей\source\repos\Lab8\Debug\Lab8.exe (процесс 17468) завершил работу с кодом 0.</text:span></text:p>
      <text:p text:style-name="P16"><text:span text:style-name="T4">Чтобы автоматически закрывать консоль при остановке отладки, включите параметр "Сервис" -&gt;"Параметры" -&gt;"Отладка" -&gt; "Автоматически закрыть консоль при остановке отладки".</text:span></text:p>
      <text:p text:style-name="P16"><text:span text:style-name="T4">Нажмите любую клавишу, чтобы закрыть это окно…</text:span></text:p>
      <text:p text:style-name="P7"/>
      <text:list xml:id="list35367899" text:continue-numbering="true" text:style-name="WWNum1">
        <text:list-item>
          <text:p text:style-name="P29"><text:span text:style-name="T7">Объяснение результатов работы программы - вывод</text:span></text:p>
        </text:list-item>
      </text:list>
      <text:p text:style-name="P16"><text:span text:style-name="T10"/></text:p>
      <text:p text:style-name="P16"><text:span text:style-name="T10">В ходе выполнения лабораторной работы мною были приобретены начальные навыки работы с асинхронным программировнаием. Также я научился <text:line-break/>работать с аргументами программы.</text:span></text:p>
      <text:p text:style-name="P16"><text:span text:style-name="T10">Синхронизация процессов осуществляется посредством двух условных переменных и мьютекса.</text:span></text:p>
      <text:p text:style-name="P16"><text:span text:style-name="T10"/></text:p>
      <text:p text:style-name="P16"><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ohit Devanagari" svg:font-family="'Lohit Devanagari'" style:font-family-generic="swiss"/>
    <style:font-face style:name="Liberation Mono" svg:font-family="'Liberation Mono'"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Serif" svg:font-family="'Liberation Serif'"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ru" fo:country="RU"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writing-mode="lr-tb"/>
      <style:text-properties fo:color="#000000" style:font-name="Times New Roman" fo:font-size="12pt" fo:language="ru" fo:country="RU" style:letter-kerning="true" style:font-name-asian="Times New Roman1" style:font-size-asian="12pt" style:language-asian="ar" style:country-asian="SA" style:font-name-complex="Liberation Serif"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Noto Sans CJK SC" style:font-size-asian="14pt" style:font-name-complex="Lohit Devanagari1"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Lohit Devanagari"/>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ohit Devanagari"/>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text-align="center" style:justify-single-word="false" fo:keep-together="always" fo:keep-with-next="always"/>
      <style:text-properties fo:color="#000000" fo:font-size="16pt" style:font-name-asian="F"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000000" style:font-name-asian="F" style:font-name-complex="F" style:font-size-complex="13pt"/>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name-complex="Lohit Devanagari1"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ListNum" style:family="paragraph" style:parent-style-name="Standard" style:default-outline-level="" style:list-style-name="">
      <style:paragraph-properties fo:margin-top="0cm" fo:margin-bottom="0.212cm" fo:text-align="justify" style:justify-single-word="false" fo:hyphenation-ladder-count="no-limit"/>
      <style:text-properties fo:color="#00000a" fo:font-size="10pt" style:letter-kerning="true" style:font-size-asian="10pt" style:language-asian="ru" style:country-asian="RU" style:font-name-complex="Times New Roman1" style:font-size-complex="10pt" style:language-complex="ar" style:country-complex="SA" fo:hyphenate="true" fo:hyphenation-remain-char-count="2" fo:hyphenation-push-char-count="2"/>
    </style:style>
    <style:style style:name="ListBul2" style:family="paragraph" style:parent-style-name="Standard" style:default-outline-level="" style:list-style-name="">
      <style:paragraph-properties fo:margin-top="0cm" fo:margin-bottom="0.212cm" fo:text-align="justify" style:justify-single-word="false" fo:hyphenation-ladder-count="no-limit"/>
      <style:text-properties fo:color="#00000a" fo:font-size="10pt" style:letter-kerning="true" style:font-size-asian="10pt" style:language-asian="ru" style:country-asian="RU" style:font-name-complex="Times New Roman1" style:font-size-complex="10pt"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list-style-name="">
      <style:paragraph-properties fo:margin-left="1.27cm" fo:margin-right="0cm" fo:margin-top="0cm" fo:margin-bottom="0cm" fo:text-indent="0cm" style:auto-text-indent="false"/>
      <style:text-properties style:font-name-complex="Mangal" style:font-size-complex="10.5pt"/>
    </style:style>
    <style:style style:name="Frame_20_Contents" style:display-name="Frame Contents" style:family="paragraph" style:parent-style-name="Standard" style:default-outline-level="" style:list-style-name=""/>
    <style:style style:name="Preformatted_20_Text" style:display-name="Preformatted Text" style:family="paragraph" style:parent-style-name="Standard" style:default-outline-level="" style:list-style-name="" style:class="html">
      <style:paragraph-properties fo:margin-top="0cm" fo:margin-bottom="0cm"/>
      <style:text-properties style:font-name="Liberation Mono" fo:font-size="10pt" style:font-name-asian="Liberation Mono" style:font-size-asian="10pt" style:font-name-complex="Liberation Mono" style:font-size-complex="10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000000" style:font-name="Times New Roman" fo:font-size="16pt" style:font-name-asian="F" style:font-size-asian="16pt" style:font-name-complex="F" style:font-size-complex="16pt"/>
    </style:style>
    <style:style style:name="Заголовок_20_2_20_Знак" style:display-name="Заголовок 2 Знак" style:family="text" style:parent-style-name="Default_20_Paragraph_20_Font">
      <style:text-properties fo:color="#000000" style:font-name="Times New Roman" fo:font-size="14pt" style:font-name-asian="F" style:font-size-asian="14pt" style:font-name-complex="F" style:font-size-complex="13pt"/>
    </style:style>
    <style:style style:name="command" style:family="text">
      <style:text-properties fo:color="#ff0000" style:font-name="Courier New" style:font-name-complex="Courier New1"/>
    </style:style>
    <style:style style:name="kursiv" style:family="text">
      <style:text-properties fo:font-style="italic"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fo:language="ru" fo:country="RU" fo:font-weight="bold" style:letter-kerning="true" style:font-name-asian="Times New Roman1" style:font-size-asian="10pt" style:language-asian="ar" style:country-asian="SA" style:font-weight-asian="bold" style:font-name-complex="Times New Roman1"/>
    </style:style>
    <style:style style:name="ListLabel_20_2" style:display-name="ListLabel 2" style:family="text">
      <style:text-properties style:font-name-asian="Times New Roman1"/>
    </style:style>
    <style:style style:name="ListLabel_20_3" style:display-name="ListLabel 3" style:family="text">
      <style:text-properties style:font-name-asian="Times New Roman1"/>
    </style:style>
    <style:style style:name="ListLabel_20_4" style:display-name="ListLabel 4" style:family="text">
      <style:text-properties style:font-name-asian="Times New Roman1"/>
    </style:style>
    <style:style style:name="ListLabel_20_5" style:display-name="ListLabel 5" style:family="text">
      <style:text-properties style:font-name-asian="Times New Roman1"/>
    </style:style>
    <style:style style:name="ListLabel_20_6" style:display-name="ListLabel 6" style:family="text">
      <style:text-properties style:font-name-asian="Times New Roman1"/>
    </style:style>
    <style:style style:name="ListLabel_20_7" style:display-name="ListLabel 7" style:family="text">
      <style:text-properties style:font-name-asian="Times New Roman1"/>
    </style:style>
    <style:style style:name="ListLabel_20_8" style:display-name="ListLabel 8" style:family="text">
      <style:text-properties style:font-name-asian="Times New Roman1"/>
    </style:style>
    <style:style style:name="ListLabel_20_9" style:display-name="ListLabel 9" style:family="text">
      <style:text-properties style:font-name-asian="Times New Roman1"/>
    </style:style>
    <style:style style:name="ListLabel_20_10" style:display-name="ListLabel 10" style:family="text">
      <style:text-properties style:font-name-complex="Courier New1"/>
    </style:style>
    <style:style style:name="ListLabel_20_11" style:display-name="ListLabel 11" style:family="text">
      <style:text-properties style:font-name-complex="Courier New1"/>
    </style:style>
    <style:style style:name="ListLabel_20_12" style:display-name="ListLabel 12" style:family="text">
      <style:text-properties style:font-name-complex="Courier New1"/>
    </style:style>
    <style:style style:name="ListLabel_20_13" style:display-name="ListLabel 13" style:family="text">
      <style:text-properties fo:color="#00000a" fo:font-size="8pt" style:font-size-asian="8pt" style:font-name-complex="Times New Roman1"/>
    </style:style>
    <style:style style:name="ListLabel_20_14" style:display-name="ListLabel 14" style:family="text">
      <style:text-properties style:font-name-complex="Courier New1"/>
    </style:style>
    <style:style style:name="ListLabel_20_15" style:display-name="ListLabel 15" style:family="text">
      <style:text-properties style:font-name-complex="Courier New1"/>
    </style:style>
    <style:style style:name="ListLabel_20_16" style:display-name="ListLabel 16" style:family="text">
      <style:text-properties style:font-name-complex="Courier New1"/>
    </style:style>
    <style:style style:name="ListLabel_20_17" style:display-name="ListLabel 17" style:family="text">
      <style:text-properties style:font-name-asian="F" style:font-name-complex="F"/>
    </style:style>
    <style:style style:name="ListLabel_20_18" style:display-name="ListLabel 18" style:family="text">
      <style:text-properties fo:font-size="10pt" fo:language="ru" fo:country="RU" fo:font-weight="bold" style:letter-kerning="true" style:font-name-asian="Times New Roman1" style:font-size-asian="10pt" style:language-asian="ar" style:country-asian="SA" style:font-weight-asian="bold" style:font-name-complex="Times New Roman1"/>
    </style:style>
    <style:style style:name="ListLabel_20_19" style:display-name="ListLabel 19" style:family="text">
      <style:text-properties style:font-name-asian="Times New Roman1"/>
    </style:style>
    <style:style style:name="ListLabel_20_20" style:display-name="ListLabel 20" style:family="text">
      <style:text-properties style:font-name-asian="Times New Roman1"/>
    </style:style>
    <style:style style:name="ListLabel_20_21" style:display-name="ListLabel 21" style:family="text">
      <style:text-properties style:font-name-asian="Times New Roman1"/>
    </style:style>
    <style:style style:name="ListLabel_20_22" style:display-name="ListLabel 22" style:family="text">
      <style:text-properties style:font-name-asian="Times New Roman1"/>
    </style:style>
    <style:style style:name="ListLabel_20_23" style:display-name="ListLabel 23" style:family="text">
      <style:text-properties style:font-name-asian="Times New Roman1"/>
    </style:style>
    <style:style style:name="ListLabel_20_24" style:display-name="ListLabel 24" style:family="text">
      <style:text-properties style:font-name-asian="Times New Roman1"/>
    </style:style>
    <style:style style:name="ListLabel_20_25" style:display-name="ListLabel 25" style:family="text">
      <style:text-properties style:font-name-asian="Times New Roman1"/>
    </style:style>
    <style:style style:name="ListLabel_20_26" style:display-name="ListLabel 26" style:family="text">
      <style:text-properties style:font-name-asian="Times New Roman1"/>
    </style:style>
    <style:style style:name="ListLabel_20_27" style:display-name="ListLabel 27" style:family="text">
      <style:text-properties style:font-name-complex="Symbol"/>
    </style:style>
    <style:style style:name="ListLabel_20_28" style:display-name="ListLabel 28" style:family="text">
      <style:text-properties style:font-name-complex="Courier New1"/>
    </style:style>
    <style:style style:name="ListLabel_20_29" style:display-name="ListLabel 29" style:family="text">
      <style:text-properties style:font-name-complex="Wingdings"/>
    </style:style>
    <style:style style:name="ListLabel_20_30" style:display-name="ListLabel 30" style:family="text">
      <style:text-properties style:font-name-complex="Symbol"/>
    </style:style>
    <style:style style:name="ListLabel_20_31" style:display-name="ListLabel 31" style:family="text">
      <style:text-properties style:font-name-complex="Courier New1"/>
    </style:style>
    <style:style style:name="ListLabel_20_32" style:display-name="ListLabel 32" style:family="text">
      <style:text-properties style:font-name-complex="Wingdings"/>
    </style:style>
    <style:style style:name="ListLabel_20_33" style:display-name="ListLabel 33" style:family="text">
      <style:text-properties style:font-name-complex="Symbol"/>
    </style:style>
    <style:style style:name="ListLabel_20_34" style:display-name="ListLabel 34" style:family="text">
      <style:text-properties style:font-name-complex="Courier New1"/>
    </style:style>
    <style:style style:name="ListLabel_20_35" style:display-name="ListLabel 35" style:family="text">
      <style:text-properties style:font-name-complex="Wingdings"/>
    </style:style>
    <style:style style:name="ListLabel_20_36" style:display-name="ListLabel 36" style:family="text">
      <style:text-properties style:font-name-asian="F" style:font-name-complex="F"/>
    </style:style>
    <style:style style:name="ListLabel_20_37" style:display-name="ListLabel 37" style:family="text">
      <style:text-properties fo:font-size="10pt" fo:language="ru" fo:country="RU" fo:font-weight="bold" style:letter-kerning="true" style:font-name-asian="Times New Roman1" style:font-size-asian="10pt" style:language-asian="ar" style:country-asian="SA" style:font-weight-asian="bold" style:font-name-complex="Times New Roman1"/>
    </style:style>
    <style:style style:name="ListLabel_20_38" style:display-name="ListLabel 38" style:family="text">
      <style:text-properties style:font-name-asian="Times New Roman1"/>
    </style:style>
    <style:style style:name="ListLabel_20_39" style:display-name="ListLabel 39" style:family="text">
      <style:text-properties style:font-name-asian="Times New Roman1"/>
    </style:style>
    <style:style style:name="ListLabel_20_40" style:display-name="ListLabel 40" style:family="text">
      <style:text-properties style:font-name-asian="Times New Roman1"/>
    </style:style>
    <style:style style:name="ListLabel_20_41" style:display-name="ListLabel 41" style:family="text">
      <style:text-properties style:font-name-asian="Times New Roman1"/>
    </style:style>
    <style:style style:name="ListLabel_20_42" style:display-name="ListLabel 42" style:family="text">
      <style:text-properties style:font-name-asian="Times New Roman1"/>
    </style:style>
    <style:style style:name="ListLabel_20_43" style:display-name="ListLabel 43" style:family="text">
      <style:text-properties style:font-name-asian="Times New Roman1"/>
    </style:style>
    <style:style style:name="ListLabel_20_44" style:display-name="ListLabel 44" style:family="text">
      <style:text-properties style:font-name-asian="Times New Roman1"/>
    </style:style>
    <style:style style:name="ListLabel_20_45" style:display-name="ListLabel 45" style:family="text">
      <style:text-properties style:font-name-asian="Times New Roman1"/>
    </style:style>
    <style:style style:name="ListLabel_20_46" style:display-name="ListLabel 46" style:family="text">
      <style:text-properties style:font-name-complex="Symbol"/>
    </style:style>
    <style:style style:name="ListLabel_20_47" style:display-name="ListLabel 47" style:family="text">
      <style:text-properties style:font-name-complex="Courier New1"/>
    </style:style>
    <style:style style:name="ListLabel_20_48" style:display-name="ListLabel 48" style:family="text">
      <style:text-properties style:font-name-complex="Wingdings"/>
    </style:style>
    <style:style style:name="ListLabel_20_49" style:display-name="ListLabel 49" style:family="text">
      <style:text-properties style:font-name-complex="Symbol"/>
    </style:style>
    <style:style style:name="ListLabel_20_50" style:display-name="ListLabel 50" style:family="text">
      <style:text-properties style:font-name-complex="Courier New1"/>
    </style:style>
    <style:style style:name="ListLabel_20_51" style:display-name="ListLabel 51" style:family="text">
      <style:text-properties style:font-name-complex="Wingdings"/>
    </style:style>
    <style:style style:name="ListLabel_20_52" style:display-name="ListLabel 52" style:family="text">
      <style:text-properties style:font-name-complex="Symbol"/>
    </style:style>
    <style:style style:name="ListLabel_20_53" style:display-name="ListLabel 53" style:family="text">
      <style:text-properties style:font-name-complex="Courier New1"/>
    </style:style>
    <style:style style:name="ListLabel_20_54" style:display-name="ListLabel 54" style:family="text">
      <style:text-properties style:font-name-complex="Wingdings"/>
    </style:style>
    <style:style style:name="ListLabel_20_55" style:display-name="ListLabel 55" style:family="text">
      <style:text-properties style:font-name-asian="F" style:font-name-complex="F"/>
    </style:style>
    <style:style style:name="ListLabel_20_56" style:display-name="ListLabel 56" style:family="text">
      <style:text-properties fo:font-size="10pt" fo:language="ru" fo:country="RU" fo:font-weight="bold" style:letter-kerning="true" style:font-name-asian="Times New Roman1" style:font-size-asian="10pt" style:language-asian="ar" style:country-asian="SA" style:font-weight-asian="bold" style:font-name-complex="Times New Roman1"/>
    </style:style>
    <style:style style:name="ListLabel_20_57" style:display-name="ListLabel 57" style:family="text">
      <style:text-properties style:font-name-asian="Times New Roman1"/>
    </style:style>
    <style:style style:name="ListLabel_20_58" style:display-name="ListLabel 58" style:family="text">
      <style:text-properties style:font-name-asian="Times New Roman1"/>
    </style:style>
    <style:style style:name="ListLabel_20_59" style:display-name="ListLabel 59" style:family="text">
      <style:text-properties style:font-name-asian="Times New Roman1"/>
    </style:style>
    <style:style style:name="ListLabel_20_60" style:display-name="ListLabel 60" style:family="text">
      <style:text-properties style:font-name-asian="Times New Roman1"/>
    </style:style>
    <style:style style:name="ListLabel_20_61" style:display-name="ListLabel 61" style:family="text">
      <style:text-properties style:font-name-asian="Times New Roman1"/>
    </style:style>
    <style:style style:name="ListLabel_20_62" style:display-name="ListLabel 62" style:family="text">
      <style:text-properties style:font-name-asian="Times New Roman1"/>
    </style:style>
    <style:style style:name="ListLabel_20_63" style:display-name="ListLabel 63" style:family="text">
      <style:text-properties style:font-name-asian="Times New Roman1"/>
    </style:style>
    <style:style style:name="ListLabel_20_64" style:display-name="ListLabel 64" style:family="text">
      <style:text-properties style:font-name-asian="Times New Roman1"/>
    </style:style>
    <style:style style:name="ListLabel_20_65" style:display-name="ListLabel 65" style:family="text">
      <style:text-properties style:font-name-complex="Symbol"/>
    </style:style>
    <style:style style:name="ListLabel_20_66" style:display-name="ListLabel 66" style:family="text">
      <style:text-properties style:font-name-complex="Courier New1"/>
    </style:style>
    <style:style style:name="ListLabel_20_67" style:display-name="ListLabel 67" style:family="text">
      <style:text-properties style:font-name-complex="Wingdings"/>
    </style:style>
    <style:style style:name="ListLabel_20_68" style:display-name="ListLabel 68" style:family="text">
      <style:text-properties style:font-name-complex="Symbol"/>
    </style:style>
    <style:style style:name="ListLabel_20_69" style:display-name="ListLabel 69" style:family="text">
      <style:text-properties style:font-name-complex="Courier New1"/>
    </style:style>
    <style:style style:name="ListLabel_20_70" style:display-name="ListLabel 70" style:family="text">
      <style:text-properties style:font-name-complex="Wingdings"/>
    </style:style>
    <style:style style:name="ListLabel_20_71" style:display-name="ListLabel 71" style:family="text">
      <style:text-properties style:font-name-complex="Symbol"/>
    </style:style>
    <style:style style:name="ListLabel_20_72" style:display-name="ListLabel 72" style:family="text">
      <style:text-properties style:font-name-complex="Courier New1"/>
    </style:style>
    <style:style style:name="ListLabel_20_73" style:display-name="ListLabel 73" style:family="text">
      <style:text-properties style:font-name-complex="Wingdings"/>
    </style:style>
    <style:style style:name="ListLabel_20_74" style:display-name="ListLabel 74" style:family="text">
      <style:text-properties style:font-name-asian="F" style:font-name-complex="F"/>
    </style:style>
    <style:style style:name="ListLabel_20_75" style:display-name="ListLabel 75" style:family="text">
      <style:text-properties fo:font-size="10pt" fo:language="ru" fo:country="RU" fo:font-weight="bold" style:letter-kerning="true" style:font-name-asian="Times New Roman1" style:font-size-asian="10pt" style:language-asian="ar" style:country-asian="SA" style:font-weight-asian="bold" style:font-name-complex="Times New Roman1"/>
    </style:style>
    <style:style style:name="ListLabel_20_76" style:display-name="ListLabel 76" style:family="text">
      <style:text-properties style:font-name-asian="Times New Roman1"/>
    </style:style>
    <style:style style:name="ListLabel_20_77" style:display-name="ListLabel 77" style:family="text">
      <style:text-properties style:font-name-asian="Times New Roman1"/>
    </style:style>
    <style:style style:name="ListLabel_20_78" style:display-name="ListLabel 78" style:family="text">
      <style:text-properties style:font-name-asian="Times New Roman1"/>
    </style:style>
    <style:style style:name="ListLabel_20_79" style:display-name="ListLabel 79" style:family="text">
      <style:text-properties style:font-name-asian="Times New Roman1"/>
    </style:style>
    <style:style style:name="ListLabel_20_80" style:display-name="ListLabel 80" style:family="text">
      <style:text-properties style:font-name-asian="Times New Roman1"/>
    </style:style>
    <style:style style:name="ListLabel_20_81" style:display-name="ListLabel 81" style:family="text">
      <style:text-properties style:font-name-asian="Times New Roman1"/>
    </style:style>
    <style:style style:name="ListLabel_20_82" style:display-name="ListLabel 82" style:family="text">
      <style:text-properties style:font-name-asian="Times New Roman1"/>
    </style:style>
    <style:style style:name="ListLabel_20_83" style:display-name="ListLabel 83" style:family="text">
      <style:text-properties style:font-name-asian="Times New Roman1"/>
    </style:style>
    <style:style style:name="ListLabel_20_84" style:display-name="ListLabel 84" style:family="text">
      <style:text-properties style:font-name-complex="Symbol"/>
    </style:style>
    <style:style style:name="ListLabel_20_85" style:display-name="ListLabel 85" style:family="text">
      <style:text-properties style:font-name-complex="Courier New1"/>
    </style:style>
    <style:style style:name="ListLabel_20_86" style:display-name="ListLabel 86" style:family="text">
      <style:text-properties style:font-name-complex="Wingdings"/>
    </style:style>
    <style:style style:name="ListLabel_20_87" style:display-name="ListLabel 87" style:family="text">
      <style:text-properties style:font-name-complex="Symbol"/>
    </style:style>
    <style:style style:name="ListLabel_20_88" style:display-name="ListLabel 88" style:family="text">
      <style:text-properties style:font-name-complex="Courier New1"/>
    </style:style>
    <style:style style:name="ListLabel_20_89" style:display-name="ListLabel 89" style:family="text">
      <style:text-properties style:font-name-complex="Wingdings"/>
    </style:style>
    <style:style style:name="ListLabel_20_90" style:display-name="ListLabel 90" style:family="text">
      <style:text-properties style:font-name-complex="Symbol"/>
    </style:style>
    <style:style style:name="ListLabel_20_91" style:display-name="ListLabel 91" style:family="text">
      <style:text-properties style:font-name-complex="Courier New1"/>
    </style:style>
    <style:style style:name="ListLabel_20_92" style:display-name="ListLabel 92" style:family="text">
      <style:text-properties style:font-name-complex="Wingdings"/>
    </style:style>
    <style:style style:name="ListLabel_20_93" style:display-name="ListLabel 93" style:family="text">
      <style:text-properties style:font-name-asian="F" style:font-name-complex="F"/>
    </style:style>
    <style:style style:name="ListLabel_20_94" style:display-name="ListLabel 94" style:family="text">
      <style:text-properties fo:font-size="10pt" fo:language="ru" fo:country="RU" fo:font-weight="bold" style:letter-kerning="true" style:font-name-asian="Times New Roman1" style:font-size-asian="10pt" style:language-asian="ar" style:country-asian="SA" style:font-weight-asian="bold" style:font-name-complex="Times New Roman1"/>
    </style:style>
    <style:style style:name="ListLabel_20_95" style:display-name="ListLabel 95" style:family="text">
      <style:text-properties style:font-name-asian="Times New Roman1"/>
    </style:style>
    <style:style style:name="ListLabel_20_96" style:display-name="ListLabel 96" style:family="text">
      <style:text-properties style:font-name-asian="Times New Roman1"/>
    </style:style>
    <style:style style:name="ListLabel_20_97" style:display-name="ListLabel 97" style:family="text">
      <style:text-properties style:font-name-asian="Times New Roman1"/>
    </style:style>
    <style:style style:name="ListLabel_20_98" style:display-name="ListLabel 98" style:family="text">
      <style:text-properties style:font-name-asian="Times New Roman1"/>
    </style:style>
    <style:style style:name="ListLabel_20_99" style:display-name="ListLabel 99" style:family="text">
      <style:text-properties style:font-name-asian="Times New Roman1"/>
    </style:style>
    <style:style style:name="ListLabel_20_100" style:display-name="ListLabel 100" style:family="text">
      <style:text-properties style:font-name-asian="Times New Roman1"/>
    </style:style>
    <style:style style:name="ListLabel_20_101" style:display-name="ListLabel 101" style:family="text">
      <style:text-properties style:font-name-asian="Times New Roman1"/>
    </style:style>
    <style:style style:name="ListLabel_20_102" style:display-name="ListLabel 102" style:family="text">
      <style:text-properties style:font-name-asian="Times New Roman1"/>
    </style:style>
    <style:style style:name="ListLabel_20_103" style:display-name="ListLabel 103" style:family="text">
      <style:text-properties style:font-name-complex="Symbol"/>
    </style:style>
    <style:style style:name="ListLabel_20_104" style:display-name="ListLabel 104" style:family="text">
      <style:text-properties style:font-name-complex="Courier New1"/>
    </style:style>
    <style:style style:name="ListLabel_20_105" style:display-name="ListLabel 105" style:family="text">
      <style:text-properties style:font-name-complex="Wingdings"/>
    </style:style>
    <style:style style:name="ListLabel_20_106" style:display-name="ListLabel 106" style:family="text">
      <style:text-properties style:font-name-complex="Symbol"/>
    </style:style>
    <style:style style:name="ListLabel_20_107" style:display-name="ListLabel 107" style:family="text">
      <style:text-properties style:font-name-complex="Courier New1"/>
    </style:style>
    <style:style style:name="ListLabel_20_108" style:display-name="ListLabel 108" style:family="text">
      <style:text-properties style:font-name-complex="Wingdings"/>
    </style:style>
    <style:style style:name="ListLabel_20_109" style:display-name="ListLabel 109" style:family="text">
      <style:text-properties style:font-name-complex="Symbol"/>
    </style:style>
    <style:style style:name="ListLabel_20_110" style:display-name="ListLabel 110" style:family="text">
      <style:text-properties style:font-name-complex="Courier New1"/>
    </style:style>
    <style:style style:name="ListLabel_20_111" style:display-name="ListLabel 111" style:family="text">
      <style:text-properties style:font-name-complex="Wingdings"/>
    </style:style>
    <style:style style:name="ListLabel_20_112" style:display-name="ListLabel 112" style:family="text">
      <style:text-properties style:font-name-asian="F" style:font-name-complex="F"/>
    </style:style>
    <style:style style:name="ListLabel_20_113" style:display-name="ListLabel 113" style:family="text">
      <style:text-properties fo:font-size="10pt" fo:language="ru" fo:country="RU" fo:font-weight="bold" style:letter-kerning="true" style:font-name-asian="Times New Roman1" style:font-size-asian="10pt" style:language-asian="ar" style:country-asian="SA" style:font-weight-asian="bold" style:font-name-complex="Times New Roman1"/>
    </style:style>
    <style:style style:name="ListLabel_20_114" style:display-name="ListLabel 114" style:family="text">
      <style:text-properties style:font-name-asian="Times New Roman1"/>
    </style:style>
    <style:style style:name="ListLabel_20_115" style:display-name="ListLabel 115" style:family="text">
      <style:text-properties style:font-name-asian="Times New Roman1"/>
    </style:style>
    <style:style style:name="ListLabel_20_116" style:display-name="ListLabel 116" style:family="text">
      <style:text-properties style:font-name-asian="Times New Roman1"/>
    </style:style>
    <style:style style:name="ListLabel_20_117" style:display-name="ListLabel 117" style:family="text">
      <style:text-properties style:font-name-asian="Times New Roman1"/>
    </style:style>
    <style:style style:name="ListLabel_20_118" style:display-name="ListLabel 118" style:family="text">
      <style:text-properties style:font-name-asian="Times New Roman1"/>
    </style:style>
    <style:style style:name="ListLabel_20_119" style:display-name="ListLabel 119" style:family="text">
      <style:text-properties style:font-name-asian="Times New Roman1"/>
    </style:style>
    <style:style style:name="ListLabel_20_120" style:display-name="ListLabel 120" style:family="text">
      <style:text-properties style:font-name-asian="Times New Roman1"/>
    </style:style>
    <style:style style:name="ListLabel_20_121" style:display-name="ListLabel 121" style:family="text">
      <style:text-properties style:font-name-asian="Times New Roman1"/>
    </style:style>
    <style:style style:name="ListLabel_20_122" style:display-name="ListLabel 122" style:family="text">
      <style:text-properties style:font-name-complex="Symbol"/>
    </style:style>
    <style:style style:name="ListLabel_20_123" style:display-name="ListLabel 123" style:family="text">
      <style:text-properties style:font-name-complex="Courier New1"/>
    </style:style>
    <style:style style:name="ListLabel_20_124" style:display-name="ListLabel 124" style:family="text">
      <style:text-properties style:font-name-complex="Wingdings"/>
    </style:style>
    <style:style style:name="ListLabel_20_125" style:display-name="ListLabel 125" style:family="text">
      <style:text-properties style:font-name-complex="Symbol"/>
    </style:style>
    <style:style style:name="ListLabel_20_126" style:display-name="ListLabel 126" style:family="text">
      <style:text-properties style:font-name-complex="Courier New1"/>
    </style:style>
    <style:style style:name="ListLabel_20_127" style:display-name="ListLabel 127" style:family="text">
      <style:text-properties style:font-name-complex="Wingdings"/>
    </style:style>
    <style:style style:name="ListLabel_20_128" style:display-name="ListLabel 128" style:family="text">
      <style:text-properties style:font-name-complex="Symbol"/>
    </style:style>
    <style:style style:name="ListLabel_20_129" style:display-name="ListLabel 129" style:family="text">
      <style:text-properties style:font-name-complex="Courier New1"/>
    </style:style>
    <style:style style:name="ListLabel_20_130" style:display-name="ListLabel 130" style:family="text">
      <style:text-properties style:font-name-complex="Wingdings"/>
    </style:style>
    <style:style style:name="ListLabel_20_131" style:display-name="ListLabel 131" style:family="text">
      <style:text-properties style:font-name-asian="F" style:font-name-complex="F"/>
    </style:style>
    <style:style style:name="ListLabel_20_132" style:display-name="ListLabel 132" style:family="text">
      <style:text-properties fo:font-size="10pt" fo:language="ru" fo:country="RU" fo:font-weight="bold" style:letter-kerning="true" style:font-name-asian="Times New Roman1" style:font-size-asian="10pt" style:language-asian="ar" style:country-asian="SA" style:font-weight-asian="bold" style:font-name-complex="Times New Roman1"/>
    </style:style>
    <style:style style:name="ListLabel_20_133" style:display-name="ListLabel 133" style:family="text">
      <style:text-properties style:font-name-asian="Times New Roman1"/>
    </style:style>
    <style:style style:name="ListLabel_20_134" style:display-name="ListLabel 134" style:family="text">
      <style:text-properties style:font-name-asian="Times New Roman1"/>
    </style:style>
    <style:style style:name="ListLabel_20_135" style:display-name="ListLabel 135" style:family="text">
      <style:text-properties style:font-name-asian="Times New Roman1"/>
    </style:style>
    <style:style style:name="ListLabel_20_136" style:display-name="ListLabel 136" style:family="text">
      <style:text-properties style:font-name-asian="Times New Roman1"/>
    </style:style>
    <style:style style:name="ListLabel_20_137" style:display-name="ListLabel 137" style:family="text">
      <style:text-properties style:font-name-asian="Times New Roman1"/>
    </style:style>
    <style:style style:name="ListLabel_20_138" style:display-name="ListLabel 138" style:family="text">
      <style:text-properties style:font-name-asian="Times New Roman1"/>
    </style:style>
    <style:style style:name="ListLabel_20_139" style:display-name="ListLabel 139" style:family="text">
      <style:text-properties style:font-name-asian="Times New Roman1"/>
    </style:style>
    <style:style style:name="ListLabel_20_140" style:display-name="ListLabel 140" style:family="text">
      <style:text-properties style:font-name-asian="Times New Roman1"/>
    </style:style>
    <style:style style:name="ListLabel_20_141" style:display-name="ListLabel 141" style:family="text">
      <style:text-properties style:font-name-complex="Symbol"/>
    </style:style>
    <style:style style:name="ListLabel_20_142" style:display-name="ListLabel 142" style:family="text">
      <style:text-properties style:font-name-complex="Courier New1"/>
    </style:style>
    <style:style style:name="ListLabel_20_143" style:display-name="ListLabel 143" style:family="text">
      <style:text-properties style:font-name-complex="Wingdings"/>
    </style:style>
    <style:style style:name="ListLabel_20_144" style:display-name="ListLabel 144" style:family="text">
      <style:text-properties style:font-name-complex="Symbol"/>
    </style:style>
    <style:style style:name="ListLabel_20_145" style:display-name="ListLabel 145" style:family="text">
      <style:text-properties style:font-name-complex="Courier New1"/>
    </style:style>
    <style:style style:name="ListLabel_20_146" style:display-name="ListLabel 146" style:family="text">
      <style:text-properties style:font-name-complex="Wingdings"/>
    </style:style>
    <style:style style:name="ListLabel_20_147" style:display-name="ListLabel 147" style:family="text">
      <style:text-properties style:font-name-complex="Symbol"/>
    </style:style>
    <style:style style:name="ListLabel_20_148" style:display-name="ListLabel 148" style:family="text">
      <style:text-properties style:font-name-complex="Courier New1"/>
    </style:style>
    <style:style style:name="ListLabel_20_149" style:display-name="ListLabel 149" style:family="text">
      <style:text-properties style:font-name-complex="Wingdings"/>
    </style:style>
    <style:style style:name="ListLabel_20_150" style:display-name="ListLabel 150" style:family="text">
      <style:text-properties style:font-name-asian="F" style:font-name-complex="F"/>
    </style:style>
    <style:style style:name="ListLabel_20_151" style:display-name="ListLabel 151" style:family="text">
      <style:text-properties style:font-name="Times New Roman" fo:font-size="10pt" fo:language="ru" fo:country="RU" fo:font-weight="bold" style:letter-kerning="true" style:font-name-asian="Times New Roman1" style:font-size-asian="10pt" style:language-asian="ar" style:country-asian="SA" style:font-weight-asian="bold" style:font-name-complex="Times New Roman1"/>
    </style:style>
    <style:style style:name="ListLabel_20_152" style:display-name="ListLabel 152" style:family="text">
      <style:text-properties style:font-name-asian="Times New Roman1"/>
    </style:style>
    <style:style style:name="ListLabel_20_153" style:display-name="ListLabel 153" style:family="text">
      <style:text-properties style:font-name-asian="Times New Roman1"/>
    </style:style>
    <style:style style:name="ListLabel_20_154" style:display-name="ListLabel 154" style:family="text">
      <style:text-properties style:font-name-asian="Times New Roman1"/>
    </style:style>
    <style:style style:name="ListLabel_20_155" style:display-name="ListLabel 155" style:family="text">
      <style:text-properties style:font-name-asian="Times New Roman1"/>
    </style:style>
    <style:style style:name="ListLabel_20_156" style:display-name="ListLabel 156" style:family="text">
      <style:text-properties style:font-name-asian="Times New Roman1"/>
    </style:style>
    <style:style style:name="ListLabel_20_157" style:display-name="ListLabel 157" style:family="text">
      <style:text-properties style:font-name-asian="Times New Roman1"/>
    </style:style>
    <style:style style:name="ListLabel_20_158" style:display-name="ListLabel 158" style:family="text">
      <style:text-properties style:font-name-asian="Times New Roman1"/>
    </style:style>
    <style:style style:name="ListLabel_20_159" style:display-name="ListLabel 159" style:family="text">
      <style:text-properties style:font-name-asian="Times New Roman1"/>
    </style:style>
    <style:style style:name="ListLabel_20_160" style:display-name="ListLabel 160" style:family="text">
      <style:text-properties style:font-name="Times New Roman" fo:font-size="14pt" style:font-name-asian="F" style:font-size-asian="14pt" style:font-name-complex="F" style:font-size-complex="14pt"/>
    </style:style>
    <style:style style:name="ListLabel_20_161" style:display-name="ListLabel 161" style:family="text">
      <style:text-properties style:font-name="Times New Roman" fo:font-size="10pt" fo:language="ru" fo:country="RU" fo:font-weight="bold" style:letter-kerning="true" style:font-name-asian="Times New Roman1" style:font-size-asian="10pt" style:language-asian="ar" style:country-asian="SA" style:font-weight-asian="bold" style:font-name-complex="Times New Roman1"/>
    </style:style>
    <style:style style:name="ListLabel_20_162" style:display-name="ListLabel 162" style:family="text">
      <style:text-properties style:font-name-asian="Times New Roman1"/>
    </style:style>
    <style:style style:name="ListLabel_20_163" style:display-name="ListLabel 163" style:family="text">
      <style:text-properties style:font-name-asian="Times New Roman1"/>
    </style:style>
    <style:style style:name="ListLabel_20_164" style:display-name="ListLabel 164" style:family="text">
      <style:text-properties style:font-name-asian="Times New Roman1"/>
    </style:style>
    <style:style style:name="ListLabel_20_165" style:display-name="ListLabel 165" style:family="text">
      <style:text-properties style:font-name-asian="Times New Roman1"/>
    </style:style>
    <style:style style:name="ListLabel_20_166" style:display-name="ListLabel 166" style:family="text">
      <style:text-properties style:font-name-asian="Times New Roman1"/>
    </style:style>
    <style:style style:name="ListLabel_20_167" style:display-name="ListLabel 167" style:family="text">
      <style:text-properties style:font-name-asian="Times New Roman1"/>
    </style:style>
    <style:style style:name="ListLabel_20_168" style:display-name="ListLabel 168" style:family="text">
      <style:text-properties style:font-name-asian="Times New Roman1"/>
    </style:style>
    <style:style style:name="ListLabel_20_169" style:display-name="ListLabel 169" style:family="text">
      <style:text-properties style:font-name-asian="Times New Roman1"/>
    </style:style>
    <style:style style:name="ListLabel_20_170" style:display-name="ListLabel 170" style:family="text">
      <style:text-properties fo:font-size="14pt" style:font-name-asian="F" style:font-size-asian="14pt" style:font-name-complex="F" style:font-size-complex="14pt"/>
    </style:style>
    <style:style style:name="ListLabel_20_171" style:display-name="ListLabel 171" style:family="text">
      <style:text-properties style:font-name="Times New Roman" fo:font-size="14pt" fo:language="ru" fo:country="RU" fo:font-weight="bold" style:letter-kerning="true" style:font-name-asian="Times New Roman1" style:font-size-asian="14pt" style:language-asian="ar" style:country-asian="SA" style:font-weight-asian="bold" style:font-name-complex="Times New Roman1" style:font-size-complex="14pt"/>
    </style:style>
    <style:style style:name="ListLabel_20_172" style:display-name="ListLabel 172" style:family="text">
      <style:text-properties style:font-name-asian="Times New Roman1"/>
    </style:style>
    <style:style style:name="ListLabel_20_173" style:display-name="ListLabel 173" style:family="text">
      <style:text-properties style:font-name-asian="Times New Roman1"/>
    </style:style>
    <style:style style:name="ListLabel_20_174" style:display-name="ListLabel 174" style:family="text">
      <style:text-properties style:font-name-asian="Times New Roman1"/>
    </style:style>
    <style:style style:name="ListLabel_20_175" style:display-name="ListLabel 175" style:family="text">
      <style:text-properties style:font-name-asian="Times New Roman1"/>
    </style:style>
    <style:style style:name="ListLabel_20_176" style:display-name="ListLabel 176" style:family="text">
      <style:text-properties style:font-name-asian="Times New Roman1"/>
    </style:style>
    <style:style style:name="ListLabel_20_177" style:display-name="ListLabel 177" style:family="text">
      <style:text-properties style:font-name-asian="Times New Roman1"/>
    </style:style>
    <style:style style:name="ListLabel_20_178" style:display-name="ListLabel 178" style:family="text">
      <style:text-properties style:font-name-asian="Times New Roman1"/>
    </style:style>
    <style:style style:name="ListLabel_20_179" style:display-name="ListLabel 179" style:family="text">
      <style:text-properties style:font-name-asian="Times New Roman1"/>
    </style:style>
    <style:style style:name="ListLabel_20_180" style:display-name="ListLabel 180" style:family="text">
      <style:text-properties fo:font-size="14pt" style:font-name-asian="F" style:font-size-asian="14pt" style:font-name-complex="F" style:font-size-complex="14pt"/>
    </style:style>
    <style:style style:name="ListLabel_20_181" style:display-name="ListLabel 181" style:family="text">
      <style:text-properties style:font-name="Times New Roman" fo:font-size="10pt" fo:language="ru" fo:country="RU" fo:font-weight="bold" style:letter-kerning="true" style:font-name-asian="Times New Roman1" style:font-size-asian="10pt" style:language-asian="ar" style:country-asian="SA" style:font-weight-asian="bold" style:font-name-complex="Times New Roman1" style:font-size-complex="14pt"/>
    </style:style>
    <style:style style:name="ListLabel_20_182" style:display-name="ListLabel 182" style:family="text">
      <style:text-properties style:font-name-asian="Times New Roman1"/>
    </style:style>
    <style:style style:name="ListLabel_20_183" style:display-name="ListLabel 183" style:family="text">
      <style:text-properties style:font-name-asian="Times New Roman1"/>
    </style:style>
    <style:style style:name="ListLabel_20_184" style:display-name="ListLabel 184" style:family="text">
      <style:text-properties style:font-name-asian="Times New Roman1"/>
    </style:style>
    <style:style style:name="ListLabel_20_185" style:display-name="ListLabel 185" style:family="text">
      <style:text-properties style:font-name-asian="Times New Roman1"/>
    </style:style>
    <style:style style:name="ListLabel_20_186" style:display-name="ListLabel 186" style:family="text">
      <style:text-properties style:font-name-asian="Times New Roman1"/>
    </style:style>
    <style:style style:name="ListLabel_20_187" style:display-name="ListLabel 187" style:family="text">
      <style:text-properties style:font-name-asian="Times New Roman1"/>
    </style:style>
    <style:style style:name="ListLabel_20_188" style:display-name="ListLabel 188" style:family="text">
      <style:text-properties style:font-name-asian="Times New Roman1"/>
    </style:style>
    <style:style style:name="ListLabel_20_189" style:display-name="ListLabel 189" style:family="text">
      <style:text-properties style:font-name-asian="Times New Roman1"/>
    </style:style>
    <style:style style:name="ListLabel_20_190" style:display-name="ListLabel 190" style:family="text">
      <style:text-properties fo:font-size="14pt" style:font-name-asian="F" style:font-size-asian="14pt" style:font-name-complex="F" style:font-size-complex="14pt"/>
    </style:style>
    <style:style style:name="ListLabel_20_191" style:display-name="ListLabel 191" style:family="text">
      <style:text-properties style:font-name="Times New Roman" fo:font-size="10pt" fo:language="ru" fo:country="RU" fo:font-weight="bold" style:letter-kerning="true" style:font-name-asian="Times New Roman1" style:font-size-asian="10pt" style:language-asian="ar" style:country-asian="SA" style:font-weight-asian="bold" style:font-name-complex="Times New Roman1" style:font-size-complex="14pt"/>
    </style:style>
    <style:style style:name="ListLabel_20_192" style:display-name="ListLabel 192" style:family="text">
      <style:text-properties style:font-name-asian="Times New Roman1"/>
    </style:style>
    <style:style style:name="ListLabel_20_193" style:display-name="ListLabel 193" style:family="text">
      <style:text-properties style:font-name-asian="Times New Roman1"/>
    </style:style>
    <style:style style:name="ListLabel_20_194" style:display-name="ListLabel 194" style:family="text">
      <style:text-properties style:font-name-asian="Times New Roman1"/>
    </style:style>
    <style:style style:name="ListLabel_20_195" style:display-name="ListLabel 195" style:family="text">
      <style:text-properties style:font-name-asian="Times New Roman1"/>
    </style:style>
    <style:style style:name="ListLabel_20_196" style:display-name="ListLabel 196" style:family="text">
      <style:text-properties style:font-name-asian="Times New Roman1"/>
    </style:style>
    <style:style style:name="ListLabel_20_197" style:display-name="ListLabel 197" style:family="text">
      <style:text-properties style:font-name-asian="Times New Roman1"/>
    </style:style>
    <style:style style:name="ListLabel_20_198" style:display-name="ListLabel 198" style:family="text">
      <style:text-properties style:font-name-asian="Times New Roman1"/>
    </style:style>
    <style:style style:name="ListLabel_20_199" style:display-name="ListLabel 199" style:family="text">
      <style:text-properties style:font-name-asian="Times New Roman1"/>
    </style:style>
    <style:style style:name="ListLabel_20_200" style:display-name="ListLabel 200" style:family="text">
      <style:text-properties fo:font-size="14pt" style:font-name-asian="F" style:font-size-asian="14pt" style:font-name-complex="F" style:font-size-complex="14pt"/>
    </style:style>
    <style:style style:name="ListLabel_20_201" style:display-name="ListLabel 201" style:family="text">
      <style:text-properties fo:font-size="10pt" fo:language="ru" fo:country="RU" fo:font-weight="bold" style:letter-kerning="true" style:font-name-asian="Times New Roman1" style:font-size-asian="10pt" style:language-asian="ar" style:country-asian="SA" style:font-weight-asian="bold" style:font-name-complex="Times New Roman1" style:font-size-complex="14pt"/>
    </style:style>
    <style:style style:name="ListLabel_20_202" style:display-name="ListLabel 202" style:family="text">
      <style:text-properties style:font-name-asian="Times New Roman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20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2"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2"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2"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2"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2"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14T15:10:00</meta:creation-date>
    <meta:initial-creator>Valera Anisimov</meta:initial-creator>
    <dc:language>en-US</dc:language>
    <dc:date>2020-01-07T15:15:48.27</dc:date>
    <meta:editing-cycles>34</meta:editing-cycles>
    <meta:editing-duration>PT7M42S</meta:editing-duration>
    <meta:generator>OpenOffice/4.1.5$Win32 OpenOffice.org_project/415m1$Build-9789</meta:generator>
    <meta:document-statistic meta:table-count="0" meta:image-count="0" meta:object-count="0" meta:page-count="7" meta:paragraph-count="259" meta:word-count="1150" meta:character-count="7732"/>
    <dc:creator>Андрей Дубов</dc:creator>
    <meta:user-defined meta:name="Company">SPecialiST RePack</meta:user-defined>
    <meta:template xlink:type="simple" xlink:actuate="onRequest" xlink:title="Normal" xlink:href=""/>
  </office:meta>
</office:document-meta>
</file>